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T1" style:family="text">
      <style:text-properties fo:color="#ff3333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35249 bp</text:p>
      <text:p text:style-name="Preformatted_20_Text">Sequence 2: Masked <text:s text:c="4"/>35249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77</text:p>
      <text:p text:style-name="Preformatted_20_Text">Guide tree file created: <text:s text:c="2"/><text:a xlink:type="simple" xlink:href="https://www.genome.jp/tools-bin/pushfile?220404184400BMNww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669731</text:p>
      <text:p text:style-name="Preformatted_20_Text">Alignment Score 180016</text:p>
      <text:p text:style-name="Preformatted_20_Text"/>
      <text:p text:style-name="Preformatted_20_Text">CLUSTAL-Alignment file created <text:s/><text:a xlink:type="simple" xlink:href="https://www.genome.jp/tools-bin/pushfile?220404184400BMNww+clustalw.aln" text:style-name="Internet_20_link" text:visited-style-name="Visited_20_Internet_20_Link">[clustalw.aln]</text:a></text:p>
      <text:p text:style-name="P1"/>
      <text:p text:style-name="Horizontal_20_Line"><text:bookmark text:name="clustalw.aln"/></text:p>
      <text:p text:style-name="Preformatted_20_Text"><text:a xlink:type="simple" xlink:href="https://www.genome.jp/tools-bin/pushfile?220404184400BMNww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CAGCTGTGGCTGGGATTGCAGACTTTTGTTAGATGTGACACTATTGGTTGATAATTGTGC</text:p>
      <text:p text:style-name="Preformatted_20_Text">Masked <text:s text:c="9"/>CAGCTGTGGCTGGGATTGCAGACTTTTGTTAGATGTGACACTATTGGTTGATAAT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GTTTCAGTACTAGATTTAGGAGGTAAGCTATGCAAAGCAAGAGGCTTTGGATATT</text:p>
      <text:p text:style-name="Preformatted_20_Text">Masked <text:s text:c="9"/>CAGCTGTTTCAGTACTAGATTTAGGAGGTAAGCTATGCAAAGCAAGAGGCTTTGG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CTGATGTCTAGATACTGAAAGTATTTTTTTCTTATTTAGAGTGAAGAAGCAAATAA</text:p>
      <text:p text:style-name="Preformatted_20_Text">Masked <text:s text:c="9"/>TTACCTGATGTCTAGATACTGAAAGTATTTTTTTCTTATTTAGAGTGAAGAAGC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GAGGTAAGTCACTCCAATTCATTCTCACTTGATTTGGTGTTCTGCTGTGATGAAAC</text:p>
      <text:p text:style-name="Preformatted_20_Text">Masked <text:s text:c="9"/>GACTGAGGTAAGTCACTCCAATTCATTCTCACTTGATTTGGTGTTCTGCTGTGATG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TCTGTCTTTATTCTGCTACCATTATGGAGGAATCATGAGATGCCTAACCACACTGA</text:p>
      <text:p text:style-name="Preformatted_20_Text">Masked <text:s text:c="9"/>TAGCTCTGTCTTTATTCTGCTACCATTATGGAGGAATCATGAGATGCCTAACCACACTG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TGGGGGTAAAAGGGGTCTACAGAAGTAATATTGAGTAGTGATCTCCCATACTTTTTC</text:p>
      <text:p text:style-name="Preformatted_20_Text">Masked <text:s text:c="9"/>AAATGGGGGTAAAAGGGGTCTACAGAAGTAATATTGAGTAGTGATCTCCCATAC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TACCATTTCCTCATTCACACATGCAAGTTCCTTCCTTAAGGAAGGTTTTCATATTC</text:p>
      <text:p text:style-name="Preformatted_20_Text">Masked <text:s text:c="9"/>CTTGTACCATTTCCTCATTCACACATGCAAGTTCCTTCCTTAAGGAAGGTTTTCAT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CACTGACACTGTTGTCCATCCATTTCAGAATGGTAGTGAGGCACAACCTGCTGATC</text:p>
      <text:p text:style-name="Preformatted_20_Text">Masked <text:s text:c="9"/>TTATCACTGACACTGTTGTCCATCCATTTCAGAATGGTAGTGAGGCACAACCTGCT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ACAAAATGAAAGAGGTAAATTAAATTTTAGTTCTATGCTGATGCCACTAGAGTT</text:p>
      <text:p text:style-name="Preformatted_20_Text">Masked <text:s text:c="9"/>AAGCTGACAAAATGAAAGAGGTAAATTAAATTTTAGTTCTATGCTGATGCCACTAG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ACTGATGATCTCCATGTTATATGGGGAATACAGGGTTTATAGATGTTTGGTAGATA</text:p>
      <text:p text:style-name="Preformatted_20_Text">Masked <text:s text:c="9"/>AGCAACTGATGATCTCCATGTTATATGGGGAATACAGGGTTTATAGATGTTTGGTA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AATGCTTGGATTTTACTTTTGCAATAACTCTAACAGACACAAATTCTTTCAATAT</text:p>
      <text:p text:style-name="Preformatted_20_Text">Masked <text:s text:c="9"/>CACATAATGCTTGGATTTTACTTTTGCAATAACTCTAACAGACACAAATTCTTTC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GCTTCAAGGGAGCTGATCAGATGGACTTGTTTGGGGATATGTCAACACCTCCTGA</text:p>
      <text:p text:style-name="Preformatted_20_Text">Masked <text:s text:c="9"/>TTCTGGCTTCAAGGGAGCTGATCAGATGGACTTGTTTGGGGATATGTCAACACCTC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AGCAGTCCCACAGTAAGTAGACTCTAGCTTTAACCAAATGTCTGACTTCTATCCTT</text:p>
      <text:p text:style-name="Preformatted_20_Text">Masked <text:s text:c="9"/>TATAAGCAGTCCCACAGTAAGTAGACTCTAGCTTTAACCAAATGTCTGACTTCTAT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TGAACTTTTTCCTAATAATTTAATTTTTGTCCTTATCTGCTTTTACTTTGTTAGC</text:p>
      <text:p text:style-name="Preformatted_20_Text">Masked <text:s text:c="9"/>CACAGTGAACTTTTTCCTAATAATTTAATTTTTGTCCTTATCTGCTTTTACTTTGT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GTTTCACAGAGATCTGTCTGGTTATCAGCAATATATTACAATCTTAGGGCTGCAAG</text:p>
      <text:p text:style-name="Preformatted_20_Text">Masked <text:s text:c="9"/>TCTGGTTTCACAGAGATCTGTCTGGTTATCAGCAATATATTACAATCTTAGGGCTG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ACAACTTACTAAATAGATTAGCTAATATTGTTATCCAGCAGTGTTCACCTGAGACT</text:p>
      <text:p text:style-name="Preformatted_20_Text">Masked <text:s text:c="9"/>AGTAACAACTTACTAAATAGATTAGCTAATATTGTTATCCAGCAGTGTTCACCTGA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GACGTACTCCTATATTGTTAGTCATAGGTCTTAGAAATATGTACTAGTATCATATG</text:p>
      <text:p text:style-name="Preformatted_20_Text">Masked <text:s text:c="9"/>GTGTGACGTACTCCTATATTGTTAGTCATAGGTCTTAGAAATATGTACTAGTATC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TGCTGTAAGATCACTATAGAAACTCAGTTAATGGCCTTTAAAGTTGAAGTTCATCC</text:p>
      <text:p text:style-name="Preformatted_20_Text">Masked <text:s text:c="9"/>CCTTTGCTGTAAGATCACTATAGAAACTCAGTTAATGGCCTTTAAAGTTGAAGTTCA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GAGAAGTAAATCCTTAAATCAACTGCTCTGAGGAGACTCCTAGCTATTATAGATAC</text:p>
      <text:p text:style-name="Preformatted_20_Text">Masked <text:s text:c="9"/>TATGGAGAAGTAAATCCTTAAATCAACTGCTCTGAGGAGACTCCTAGCTATTATAG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AAGGCCACAAAATAGGGCCTAACTTCAGAAAGCATGCGTTGACCTTGCCATAGCT</text:p>
      <text:p text:style-name="Preformatted_20_Text">Masked <text:s text:c="9"/>AAGCTAAGGCCACAAAATAGGGCCTAACTTCAGAAAGCATGCGTTGACCTTGCCATAGC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ATTGTGACTCCTGAAATTGTACTGGTTTATTCTGGCATAAAAAGCTATTAGCAGCCATG</text:p>
      <text:p text:style-name="Preformatted_20_Text">Masked <text:s text:c="9"/>CATTGTGACTCCTGAAATTGTACTGGTTTATTCTGGCATAAAAAGCTATTAGCAGC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AATTGGTGTTGGAATAGATATCAATAGAGCTAGTGACCAGTTCCTACCCTTCTGCT</text:p>
      <text:p text:style-name="Preformatted_20_Text">Masked <text:s text:c="9"/>CAACAATTGGTGTTGGAATAGATATCAATAGAGCTAGTGACCAGTTCCTACCCTT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TTCTTGGTGGAGTGATGGTATGCTTAACTTTTCCTCGTGCACATAGCTTTCTAATCT</text:p>
      <text:p text:style-name="Preformatted_20_Text">Masked <text:s text:c="9"/>GCCTTCTTGGTGGAGTGATGGTATGCTTAACTTTTCCTCGTGCACATAGCTTTCTA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CCAAAGCTGAGAATGCAATTTGGAGTCACAAAGGCAACGCAATTTCACAATTGTTA</text:p>
      <text:p text:style-name="Preformatted_20_Text">Masked <text:s text:c="9"/>TACTCCAAAGCTGAGAATGCAATTTGGAGTCACAAAGGCAACGCAATTTCACAATT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CTAGAGCTCAGGTGACTTGACTCCAGTGAAAGCTTAGGTATATAACTAATGCTAA</text:p>
      <text:p text:style-name="Preformatted_20_Text">Masked <text:s text:c="9"/>AAGAACTAGAGCTCAGGTGACTTGACTCCAGTGAAAGCTTAGGTATATAACTAATG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CTAAAAATTCCCTTAAACTAAGGAGTCTTAAAACAGGTACTTCTAACAGTGCACTT</text:p>
      <text:p text:style-name="Preformatted_20_Text">Masked <text:s text:c="9"/>ATGACTAAAAATTCCCTTAAACTAAGGAGTCTTAAAACAGGTACTTCTAACAGTGC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ACCAAGTAGCTGTGATTTGACCACGGTTTGCAGAGTTCGTGGTTTATAAGATGAT</text:p>
      <text:p text:style-name="Preformatted_20_Text">Masked <text:s text:c="9"/>CTGAAACCAAGTAGCTGTGATTTGACCACGGTTTGCAGAGTTCGTGGTTTATAAGA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TTAACATGACTTCACTGTGACATTGAATACATATCAGTATGATGTGTTTGTTGGATA</text:p>
      <text:p text:style-name="Preformatted_20_Text">Masked <text:s text:c="9"/>GCCTTAACATGACTTCACTGTGACATTGAATACATATCAGTATGATGTGTTTGTTG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ATCTCTCCTTTTGTAGATATTTTCCTTGAACTCATGTGTTTTGCATCAAGTCATAC</text:p>
      <text:p text:style-name="Preformatted_20_Text">Masked <text:s text:c="9"/>CTAGATCTCTCCTTTTGTAGATATTTTCCTTGAACTCATGTGTTTTGCATCAAGTC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ACTAACTTCACTTTTCCTTTCTGAACAAATAGGAAGCTAAAGAGATACTGTTAGT</text:p>
      <text:p text:style-name="Preformatted_20_Text">Masked <text:s text:c="9"/>AGAAAACTAACTTCACTTTTCCTTTCTGAACAAATAGGAAGCTAAAGAGATACTGT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CTAAACTCTGAAATTGAGACCAAACAGACTTTTACAAAAGAGGATCTCTTCTTGAA</text:p>
      <text:p text:style-name="Preformatted_20_Text">Masked <text:s text:c="9"/>GGATCTAAACTCTGAAATTGAGACCAAACAGACTTTTACAAAAGAGGATCTCTTCT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ATCACACCTTCTCTTCCACGACCAAAGCCACGGCCACTCTTCTTGTCAGAGAGTTC</text:p>
      <text:p text:style-name="Preformatted_20_Text">Masked <text:s text:c="9"/>TGCCATCACACCTTCTCTTCCACGACCAAAGCCACGGCCACTCTTCTTGTCAGAGA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CTTCCAATCTCAACTTCTTTCCTACACCTAATCCAGACCCTTTCAGTGATGATCC</text:p>
      <text:p text:style-name="Preformatted_20_Text">Masked <text:s text:c="9"/>TTTCTCTTCCAATCTCAACTTCTTTCCTACACCTAATCCAGACCCTTTCAGTGATGA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CACAGCCAGACAAATCTGCACCACCTTCATTTGATTCTCTAAAATCTGCTGATCA</text:p>
      <text:p text:style-name="Preformatted_20_Text">Masked <text:s text:c="9"/>TTTTGCACAGCCAGACAAATCTGCACCACCTTCATTTGATTCTCTAAAATCTGCTG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AGGAGAATCTGAGCACCTTGACACCGGTGGGTAATGGTGCTTCAAATGGTGATAC</text:p>
      <text:p text:style-name="Preformatted_20_Text">Masked <text:s text:c="9"/>GAAGAAGGAGAATCTGAGCACCTTGACACCGGTGGGTAATGGTGCTTCAAATGGTGATA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GACTACTTTGGTAAACAGTTTGACCAGATATCTAATAGAATTGTCAAACAAGAAGCACT</text:p>
      <text:p text:style-name="Preformatted_20_Text">Masked <text:s text:c="9"/>TGACTACTTTGGTAAACAGTTTGACCAGATATCTAATAGAATTGTCAAACAAGAAG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AGCCAGTGGCAATTTGAAAGTAAGCTACCTACAGCAAGAACTCCAAATGGGGTACC</text:p>
      <text:p text:style-name="Preformatted_20_Text">Masked <text:s text:c="9"/>AACAAGCCAGTGGCAATTTGAAAGTAAGCTACCTACAGCAAGAACTCCAAATGGGG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AGAGAACAGAATGGCTTTCTTAAAGCCCCAGCAAACCTCTTTGTGAAAGATCCTTC</text:p>
      <text:p text:style-name="Preformatted_20_Text">Masked <text:s text:c="9"/>AGTGAGAGAACAGAATGGCTTTCTTAAAGCCCCAGCAAACCTCTTTGTGAAAGATC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GGAGTAACTCTGCAGAATGGAGTAAAGCTGGATTCTGAAAACAATATCCAGCTCAT</text:p>
      <text:p text:style-name="Preformatted_20_Text">Masked <text:s text:c="9"/>CAAAGGAGTAACTCTGCAGAATGGAGTAAAGCTGGATTCTGAAAACAATATCCAGC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CATGAATCTATAACAATTAGCCCACCACCACAAAGTAACAAGCCAGGAAGAGGAAG</text:p>
      <text:p text:style-name="Preformatted_20_Text">Masked <text:s text:c="9"/>GTCACATGAATCTATAACAATTAGCCCACCACCACAAAGTAACAAGCCAGGAAGA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TCTGTCAAGGTGAACGATGTTCAAGTAATTAATGGTGATATGCATGCTCTTACTTA</text:p>
      <text:p text:style-name="Preformatted_20_Text">Masked <text:s text:c="9"/>GAGGTCTGTCAAGGTGAACGATGTTCAAGTAATTAATGGTGATATGCATGCTCTT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GCTGGGTGAAGGAAGCTTTTATTTCTTCATACTGTGTAACTGAATAAAGTTGCAC</text:p>
      <text:p text:style-name="Preformatted_20_Text">Masked <text:s text:c="9"/>GAGAAGCTGGGTGAAGGAAGCTTTTATTTCTTCATACTGTGTAACTGAATAAAGTT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AATCTCTTCCACCTGCCATGCTTTCTCTAACATCTCTGCAGCCATGGTAAATCCTA</text:p>
      <text:p text:style-name="Preformatted_20_Text">Masked <text:s text:c="9"/>AGTGAATCTCTTCCACCTGCCATGCTTTCTCTAACATCTCTGCAGCCATGGTAAAT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TCATGAATATTCCATAGTAGCTATGATCACTAAATATATGCCTTTTTCCTTAATGC</text:p>
      <text:p text:style-name="Preformatted_20_Text">Masked <text:s text:c="9"/>ACAATCATGAATATTCCATAGTAGCTATGATCACTAAATATATGCCTTTTTCCTTA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ATACTTCTGTAAAGGTCTGGTAAGTATACTGCTGTGTATATTGACCCTTGATATAA</text:p>
      <text:p text:style-name="Preformatted_20_Text">Masked <text:s text:c="9"/>TGCCATACTTCTGTAAAGGTCTGGTAAGTATACTGCTGTGTATATTGACCCTTGAT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AGTAGCTCTTACGATAGCGCTATACACATCAGTCTGTGGTTTCATAACGATGAGAT</text:p>
      <text:p text:style-name="Preformatted_20_Text">Masked <text:s text:c="9"/>TGCCAGTAGCTCTTACGATAGCGCTATACACATCAGTCTGTGGTTTCATAACGATG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TACTAGTTTATAGAAGTGTCTTCACAGTACTTGTCTATTGAGGACAATCTCAGTG</text:p>
      <text:p text:style-name="Preformatted_20_Text">Masked <text:s text:c="9"/>ACTAATACTAGTTTATAGAAGTGTCTTCACAGTACTTGTCTATTGAGGACAATCTC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CCTGGTCATACACAGTGTGGCTCTGTGTCAACTGCATTTCTCTTGCAATCAAATG</text:p>
      <text:p text:style-name="Preformatted_20_Text">Masked <text:s text:c="9"/>ACTTGCCTGGTCATACACAGTGTGGCTCTGTGTCAACTGCATTTCTCTTGCAATC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AAACTCAAGTTGCTGACCTTAATGCAACTTCAGGGGTCATTGTAGACTGGACAGG</text:p>
      <text:p text:style-name="Preformatted_20_Text">Masked <text:s text:c="9"/>ATGCAAAACTCAAGTTGCTGACCTTAATGCAACTTCAGGGGTCATTGTAGACTGGA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TTTACATTTGGGGAGAGAGAAATCTCAAGATAACAAGTAATTCAGTTATTTTAAGA</text:p>
      <text:p text:style-name="Preformatted_20_Text"><text:soft-page-break/>Masked <text:s text:c="9"/>AGTATTTACATTTGGGGAGAGAGAAATCTCAAGATAACAAGTAATTCAGTTATTTT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CTTACTTTTCCAGTGTTGACCTGCAACTACTATGCATTATATATACTTAATGCCAG</text:p>
      <text:p text:style-name="Preformatted_20_Text">Masked <text:s text:c="9"/>AAGTCTTACTTTTCCAGTGTTGACCTGCAACTACTATGCATTATATATACTTAATG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ATCAGTTGGCATAAACTGGTGAAGACTGAAACTCTTATACTTGCTCTCCTTTAGAT</text:p>
      <text:p text:style-name="Preformatted_20_Text">Masked <text:s text:c="9"/>GCATATCAGTTGGCATAAACTGGTGAAGACTGAAACTCTTATACTTGCTCTCCTTT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AGTACCTTTGGAACATAACAAAGCTTCCTGCTCTGCTGTAGCTAAAATAACAGCTT</text:p>
      <text:p text:style-name="Preformatted_20_Text">Masked <text:s text:c="9"/>ATCAAGTACCTTTGGAACATAACAAAGCTTCCTGCTCTGCTGTAGCTAAAATAACA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CTTCAGACTAAGGAGCCTTGATTAAATTAGTATGTGTTCTGCCATGCAGTCTCACA</text:p>
      <text:p text:style-name="Preformatted_20_Text">Masked <text:s text:c="9"/>GTAGCTTCAGACTAAGGAGCCTTGATTAAATTAGTATGTGTTCTGCCATGCAGTCT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TTCTTTTTTTTTTTTCTTTCTAGACCACATCAAATGACTTCTTCAGCTCAGACTT</text:p>
      <text:p text:style-name="Preformatted_20_Text">Masked <text:s text:c="9"/>ACAGTTTCTTTTTTTTTTTTCTTTCTAGACCACATCAAATGACTTCTTCAGCTCAG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ACACCAGCTACAAAAACTCTTGGCTTAACTTCGATGACACAGACAGGACCTGTGCA</text:p>
      <text:p text:style-name="Preformatted_20_Text">Masked <text:s text:c="9"/>CTTTACACCAGCTACAAAAACTCTTGGCTTAACTTCGATGACACAGACAGGACCTG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AATCCACTGGACCTCTTCAAATCATCTCCTACCACAGCATCTCCATTGGTTGGTCT</text:p>
      <text:p text:style-name="Preformatted_20_Text">Masked <text:s text:c="9"/>AACTAATCCACTGGACCTCTTCAAATCATCTCCTACCACAGCATCTCCATTGGTTG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TAGTTCACAACTGGTGACTTAGACTAGAATAAGACCTTCAATTTAAACTCACCATG</text:p>
      <text:p text:style-name="Preformatted_20_Text">Masked <text:s text:c="9"/>AGGTTAGTTCACAACTGGTGACTTAGACTAGAATAAGACCTTCAATTTAAACTCAC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ATTCTAGTTCCCCTTTACTTAATGTGCAGTGCTTAATTCATATCCAGTCTGTTCTT</text:p>
      <text:p text:style-name="Preformatted_20_Text">Masked <text:s text:c="9"/>GGGGATTCTAGTTCCCCTTTACTTAATGTGCAGTGCTTAATTCATATCCAGTCTG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ATTAAATTCTGTGAATAGAGACCTAAACTCTACAAGTTTAACAGGAAAAGGGCTTT</text:p>
      <text:p text:style-name="Preformatted_20_Text">Masked <text:s text:c="9"/>AACTATTAAATTCTGTGAATAGAGACCTAAACTCTACAAGTTTAACAGGAAAAGG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CTTGAATTTTGACAGTAGCTTGCTGTTGCAGGTACACAGGGATCAAATATGTCACA</text:p>
      <text:p text:style-name="Preformatted_20_Text">Masked <text:s text:c="9"/>TTTGCTTGAATTTTGACAGTAGCTTGCTGTTGCAGGTACACAGGGATCAAATATGT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GAAAGGTCAGGGTAACACTGTTGCATATCTTAATTATTTACAAAAGAAACTACCAG</text:p>
      <text:p text:style-name="Preformatted_20_Text">Masked <text:s text:c="9"/>GATTGAAAGGTCAGGGTAACACTGTTGCATATCTTAATTATTTACAAAAGAAACTA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AGTTCTGTTCTTTCAGACTGAAATGTAGTGAAGAAAAAAGTTGTAAACTCTTTCTC</text:p>
      <text:p text:style-name="Preformatted_20_Text">Masked <text:s text:c="9"/>CTTCAGTTCTGTTCTTTCAGACTGAAATGTAGTGAAGAAAAAAGTTGTAAACTCTT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GTCCCCTTCACTCCTGCGAGTTGATTTTGAGGGTGAATCAACATATTTTTGCAAAC</text:p>
      <text:p text:style-name="Preformatted_20_Text">Masked <text:s text:c="9"/>ACCAGTCCCCTTCACTCCTGCGAGTTGATTTTGAGGGTGAATCAACATATTTTTGCAAA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GAGAAATGTCTTTCTGGTACCCACAGTGGAATTGTTATACTCCTTTCTTGGTGTTCAG</text:p>
      <text:p text:style-name="Preformatted_20_Text">Masked <text:s text:c="9"/>ATGAGAAATGTCTTTCTGGTACCCACAGTGGAATTGTTATACTCCTTTCTTGGTG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CTGAAGAGCTATGTAACAACCATCTTTCCCACAGGTGGCTTGTCAGTAACTACATC</text:p>
      <text:p text:style-name="Preformatted_20_Text">Masked <text:s text:c="9"/>ATCACTGAAGAGCTATGTAACAACCATCTTTCCCACAGGTGGCTTGTCAGTAACTA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TGGAGTTCGCAGACATCTGCCTTCACGCAGGCTGCATCTGTCTTTCCTGGGTCTGT</text:p>
      <text:p text:style-name="Preformatted_20_Text">Masked <text:s text:c="9"/>AGTATGGAGTTCGCAGACATCTGCCTTCACGCAGGCTGCATCTGTCTTTCCTGGG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CCTTCTCAGCCTACAGGATTTACTCAACCACTTGCTTTTGGCACTCAAGCAGCATC</text:p>
      <text:p text:style-name="Preformatted_20_Text">Masked <text:s text:c="9"/>GATGCCTTCTCAGCCTACAGGATTTACTCAACCACTTGCTTTTGGCACTCAAGCAG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GAGCCAGCCTGCATCTTTTGCTCCAGCAGCCTCTCAGTCCTCTAGTCTCTGGGC</text:p>
      <text:p text:style-name="Preformatted_20_Text">Masked <text:s text:c="9"/>AAGCTGGAGCCAGCCTGCATCTTTTGCTCCAGCAGCCTCTCAGTCCTCTAGTCTCTG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CCAGCACAAGTTCCATCTGCTCCATGGGCACAGCCATCCAGTGCTGCAAATCCTTT</text:p>
      <text:p text:style-name="Preformatted_20_Text">Masked <text:s text:c="9"/>ACAGCCAGCACAAGTTCCATCTGCTCCATGGGCACAGCCATCCAGTGCTGCAAAT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AGTAGTGTTTTCCCACCTCCAACGCTACCTGCCCAGACCCCATCTGTACTGCCCTC</text:p>
      <text:p text:style-name="Preformatted_20_Text">Masked <text:s text:c="9"/>CCAGAGTAGTGTTTTCCCACCTCCAACGCTACCTGCCCAGACCCCATCTGTACTGC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CTACAACAAGCCCACCTCAGCCACCACCTAGAACTGCACCTCAGAAGGAGCTGTC</text:p>
      <text:p text:style-name="Preformatted_20_Text">Masked <text:s text:c="9"/>CATGTCTACAACAAGCCCACCTCAGCCACCACCTAGAACTGCACCTCAGAAGGAGC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AAAGAGAGTGATGCCTTTATTGCTCTGGATCCACTTGGTGTTAGAGAGATGAAAGA</text:p>
      <text:p text:style-name="Preformatted_20_Text">Masked <text:s text:c="9"/>CAAGAAAGAGAGTGATGCCTTTATTGCTCTGGATCCACTTGGTGTTAGAGAGATG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AAGGAAATGTTCAAAGACTTCCAGCTGACAAAGCCACCTGCAGTACCAGCAAGGAG</text:p>
      <text:p text:style-name="Preformatted_20_Text">Masked <text:s text:c="9"/>TGTCAAGGAAATGTTCAAAGACTTCCAGCTGACAAAGCCACCTGCAGTACCAGCAAG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GAGCAGCAATGTCTTTCAGGTGCTATTGGAGCCTTCAGCAATTGTTTAATAGTACT</text:p>
      <text:p text:style-name="Preformatted_20_Text">Masked <text:s text:c="9"/>AGGAGAGCAGCAATGTCTTTCAGGTGCTATTGGAGCCTTCAGCAATTGTTTAATAG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TTACAGACCATAGTGATATGGAAGCTAGCAAACTGTCTGCAAAAGTGACTGGTAAA</text:p>
      <text:p text:style-name="Preformatted_20_Text">Masked <text:s text:c="9"/>GTCTTTACAGACCATAGTGATATGGAAGCTAGCAAACTGTCTGCAAAAGTGACTGG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TCTATTTGAATAGTTGCTCAGGGAGCATGATGGCAGATCACAAGTCTTATCTGATA</text:p>
      <text:p text:style-name="Preformatted_20_Text">Masked <text:s text:c="9"/>ATCTTCTATTTGAATAGTTGCTCAGGGAGCATGATGGCAGATCACAAGTCTTATCT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CCATTATACTGATAGATTTATTTTTAAGTTCTTTAAACAGACGATTGAAGGATTGT</text:p>
      <text:p text:style-name="Preformatted_20_Text">Masked <text:s text:c="9"/>GTAACCATTATACTGATAGATTTATTTTTAAGTTCTTTAAACAGACGATTGAAGGA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CCTAAGAAGGTAAAACAATTGATCAATGTCAGTAGTCAAACACTGACATCTAGTGC</text:p>
      <text:p text:style-name="Preformatted_20_Text">Masked <text:s text:c="9"/>TTACCCTAAGAAGGTAAAACAATTGATCAATGTCAGTAGTCAAACACTGACATCTAGTG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GAGATTGATTAGACTGAAGTACAGGGCTAGTCTACAATGTTAGAAATCCCACCCAGGTA</text:p>
      <text:p text:style-name="Preformatted_20_Text">Masked <text:s text:c="9"/>CGAGATTGATTAGACTGAAGTACAGGGCTAGTCTACAATGTTAGAAATCCCACCCA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ACTGAGGGATAGGCAGGAAATTAAACTGAAGCCATGCAAAGTAATTTTTTTTTTT</text:p>
      <text:p text:style-name="Preformatted_20_Text">Masked <text:s text:c="9"/>AATGTACTGAGGGATAGGCAGGAAATTAAACTGAAGCCATGCAAAGTAANNNNNNNNNNN</text:p>
      <text:p text:style-name="Preformatted_20_Text"><text:s text:c="16"/>************************************************* <text:s text:c="10"/></text:p>
      <text:p text:style-name="Preformatted_20_Text"/>
      <text:p text:style-name="Preformatted_20_Text">Unmasked <text:s text:c="7"/>TTTTTTTTTTTTTTTTTTTGTGCATTAGATTGAGCCAACTTTGGTATACTGATAGGGTTG</text:p>
      <text:p text:style-name="Preformatted_20_Text">Masked <text:s text:c="9"/>NNNNNNNNNNNNNNNNNNNGTGCATTAGATTGAGCCAACTTTGGTATACTGATAGGGTTG</text:p>
      <text:p text:style-name="Preformatted_20_Text"><text:s text:c="35"/>*****************************************</text:p>
      <text:p text:style-name="Preformatted_20_Text"/>
      <text:p text:style-name="Preformatted_20_Text">Unmasked <text:s text:c="7"/>AGTACTTGTCAAATCTGTTTGGTGATACAGCAGTATGTCTCTTCTTCCTAGAACCATCAA</text:p>
      <text:p text:style-name="Preformatted_20_Text">Masked <text:s text:c="9"/>AGTACTTGTCAAATCTGTTTGGTGATACAGCAGTATGTCTCTTCTTCCTAGAACCA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CTGTTCCCCTTCAAAGTGCACTGCCAGCTGATGGTCTGTTTGAAAGTCAGCCTAAAC</text:p>
      <text:p text:style-name="Preformatted_20_Text">Masked <text:s text:c="9"/>AGCCTGTTCCCCTTCAAAGTGCACTGCCAGCTGATGGTCTGTTTGAAAGTCAGCCT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CCCTTTCAATGCCTCATCTGTAAGTAACAGAAACTTCCCCAGAAAAGCAGTGTTGA</text:p>
      <text:p text:style-name="Preformatted_20_Text">Masked <text:s text:c="9"/>CAGACCCTTTCAATGCCTCATCTGTAAGTAACAGAAACTTCCCCAGAAAAGCAGTG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GCAGGTCTCTTGCTGAACAAATGGGAGGATCCTACATCCAGTATCCTCTGGGGTAG</text:p>
      <text:p text:style-name="Preformatted_20_Text">Masked <text:s text:c="9"/>GTGTGCAGGTCTCTTGCTGAACAAATGGGAGGATCCTACATCCAGTATCCTCTGGG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TGGTCTAACCACAAATGCTGGTACACTACACTTGGAGCCCTTGGTGGAAAACCTGG</text:p>
      <text:p text:style-name="Preformatted_20_Text">Masked <text:s text:c="9"/>GAAGTGGTCTAACCACAAATGCTGGTACACTACACTTGGAGCCCTTGGTGGAAAAC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TCTCCAGAATGGTAACTTAAGATATCTAACATTTGGCTGGAACAGATTTCATTGTG</text:p>
      <text:p text:style-name="Preformatted_20_Text">Masked <text:s text:c="9"/>ATCATCTCCAGAATGGTAACTTAAGATATCTAACATTTGGCTGGAACAGATTTCA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CACTAGCTCAGCTCCAAAGAAATGCCCGCTAAGTACACATGGTTTCTTTAAAAGAT</text:p>
      <text:p text:style-name="Preformatted_20_Text">Masked <text:s text:c="9"/>ACTACACTAGCTCAGCTCCAAAGAAATGCCCGCTAAGTACACATGGTTTCTTTAAA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TGCATCAATCTAATGTGACTACTAATATGGCTTTAAATCTCCTTTTAATTAAAGCA</text:p>
      <text:p text:style-name="Preformatted_20_Text">Masked <text:s text:c="9"/>ACCTTGCATCAATCTAATGTGACTACTAATATGGCTTTAAATCTCCTTTTAATTA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TTTTAATACCTGTTTAACAGGTGATCTGCAGTATTCTCTTTCCAGAAAGTGTTTGG</text:p>
      <text:p text:style-name="Preformatted_20_Text">Masked <text:s text:c="9"/>ATGCTTTTAATACCTGTTTAACAGGTGATCTGCAGTATTCTCTTTCCAGAAAGTGT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AAAGTAGCTGATATAACAATAAGGATTTTCAGGTTTCAGATTTTGAACATACTAT</text:p>
      <text:p text:style-name="Preformatted_20_Text">Masked <text:s text:c="9"/>AAACAAAAGTAGCTGATATAACAATAAGGATTTTCAGGTTTCAGATTTTGAACATA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CATATAATTTTTTTTTTCTTGGAAGGAATCTCAGAAACAACCTTCTGGCCCATTT</text:p>
      <text:p text:style-name="Preformatted_20_Text">Masked <text:s text:c="9"/>ATATACATATAATTTTTTTTTTCTTGGAAGGAATCTCAGAAACAACCTTCTGGCC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GGTTCTTTTGGCAACCCTTTTGCATAGACCAGGTAAGTTTTCCACTAATGTGACAAC</text:p>
      <text:p text:style-name="Preformatted_20_Text">Masked <text:s text:c="9"/>GGCGGTTCTTTTGGCAACCCTTTTGCATAGACCAGGTAAGTTTTCCACTAATGTGACAA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TACTTCATGCTCTGAAATTGTTTTCAGCCAGCTCTTTCCCAAGGTTTTCTGATTCAACT</text:p>
      <text:p text:style-name="Preformatted_20_Text">Masked <text:s text:c="9"/>CTACTTCATGCTCTGAAATTGTTTTCAGCCAGCTCTTTCCCAAGGTTTTCTGATTC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GGCTTAACGTTATTGCTCGTCTGAAGTACTGCAAGCAATACTCTAGTAGAAGTGT</text:p>
      <text:p text:style-name="Preformatted_20_Text">Masked <text:s text:c="9"/>ACAGTGGCTTAACGTTATTGCTCGTCTGAAGTACTGCAAGCAATACTCTAGTAGAA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AGAGACCTCTGCTAAGACCTGTACATGATGTCTGCCTAGGCCTAACTAGCTTCAC</text:p>
      <text:p text:style-name="Preformatted_20_Text">Masked <text:s text:c="9"/>TCTTTAGAGACCTCTGCTAAGACCTGTACATGATGTCTGCCTAGGCCTAACTAGCT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TAGCAATAAAGATTCATTCTTCCATGGACTTATCTCAAGGCTGTATCTATTTCCT</text:p>
      <text:p text:style-name="Preformatted_20_Text">Masked <text:s text:c="9"/>TTTCTTAGCAATAAAGATTCATTCTTCCATGGACTTATCTCAAGGCTGTATCTATT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TTGAGGAAAGTTAATGAGTAAATGTGCCAATTAAATTCTGTGGGATATCTCTTAAG</text:p>
      <text:p text:style-name="Preformatted_20_Text">Masked <text:s text:c="9"/>TTCCTTGAGGAAAGTTAATGAGTAAATGTGCCAATTAAATTCTGTGGGATATCTC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ATATTAGCAGACAGAGCACCATACAGCTTTCTGAAGCTTAATTCCCTAAGTATTGA</text:p>
      <text:p text:style-name="Preformatted_20_Text">Masked <text:s text:c="9"/>CAAAATATTAGCAGACAGAGCACCATACAGCTTTCTGAAGCTTAATTCCCTAAGTA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CTTGTATTCCTGTGAACAAGATAAGAGCTGTTATGAGAGTGTTTGCCATCAGAAACA</text:p>
      <text:p text:style-name="Preformatted_20_Text">Masked <text:s text:c="9"/>AGGCTTGTATTCCTGTGAACAAGATAAGAGCTGTTATGAGAGTGTTTGCCATCAG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ATACAAGCTCTCTTACCATTGATTAAAGAACATGAACTGTCAGATGTGTGGCAGA</text:p>
      <text:p text:style-name="Preformatted_20_Text">Masked <text:s text:c="9"/>AATTAATACAAGCTCTCTTACCATTGATTAAAGAACATGAACTGTCAGATGTGTG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TGGGTGTACCAGTTTAAATCTTCACATGAAATTCTGTCTAGCTTTTAACAGAAGAG</text:p>
      <text:p text:style-name="Preformatted_20_Text">Masked <text:s text:c="9"/>GGAATGGGTGTACCAGTTTAAATCTTCACATGAAATTCTGTCTAGCTTTTAACAGA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TATTTATTGTTTTAGCTTTGTTCTTCAAGGCTCTAAGTTACTTCAAGTTATGAAA</text:p>
      <text:p text:style-name="Preformatted_20_Text">Masked <text:s text:c="9"/>AAATTTATTTATTGTTTTAGCTTTGTTCTTCAAGGCTCTAAGTTACTTCAAGTTA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AACTTCAAACCATTCTAACCTTAAGCTCTTTTCCTTATACTAGGCATAACCAGGAA</text:p>
      <text:p text:style-name="Preformatted_20_Text">Masked <text:s text:c="9"/>CTGTAACTTCAAACCATTCTAACCTTAAGCTCTTTTCCTTATACTAGGCATAACCA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CAACTGGAATAACTGGACCTCTTCTCAGCATCAGTTTTCTACTTGTTTCATTTTGC</text:p>
      <text:p text:style-name="Preformatted_20_Text">Masked <text:s text:c="9"/>AGGACAACTGGAATAACTGGACCTCTTCTCAGCATCAGTTTTCTACTTGTTTCATT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TGCCACTCTTGCTGTTGTTCCATGACGTATGTAATCTAAAACACGCTGAAATACAA</text:p>
      <text:p text:style-name="Preformatted_20_Text">Masked <text:s text:c="9"/>TGTCTGCCACTCTTGCTGTTGTTCCATGACGTATGTAATCTAAAACACGCTGAAAT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CAAGAACATACTGTGAAGATGGTAATTCAGGGAAAACCAAATGGAAATTTACGCT</text:p>
      <text:p text:style-name="Preformatted_20_Text">Masked <text:s text:c="9"/>ACTCTCAAGAACATACTGTGAAGATGGTAATTCAGGGAAAACCAAATGGAAATTTAC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CTGGAGACCCAAACTCAAATTGGTGAATGTTAATTTTACAGTTAGACTATGCAATC</text:p>
      <text:p text:style-name="Preformatted_20_Text"><text:soft-page-break/>Masked <text:s text:c="9"/>CAGCCTGGAGACCCAAACTCAAATTGGTGAATGTTAATTTTACAGTTAGACTATGC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AAGAGCTTAGCAACACTAAGTCATGTGTCTTGTAAATATAGTCACCTCAATTTCTC</text:p>
      <text:p text:style-name="Preformatted_20_Text">Masked <text:s text:c="9"/>ATGGAAGAGCTTAGCAACACTAAGTCATGTGTCTTGTAAATATAGTCACCTCAATT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TTTTTGTAGCACTTACTGTCCTGAAATATGGGAACTGAATGTCCCTAGGGAAGAA</text:p>
      <text:p text:style-name="Preformatted_20_Text">Masked <text:s text:c="9"/>TTTTTTTTTTGTAGCACTTACTGTCCTGAAATATGGGAACTGAATGTCCCTAGGG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TGCATTCACTTAAGGGAATTGAATTAGCTAAACTCCACACCCTAAACAACTAGGCC</text:p>
      <text:p text:style-name="Preformatted_20_Text">Masked <text:s text:c="9"/>ATGCTGCATTCACTTAAGGGAATTGAATTAGCTAAACTCCACACCCTAAACAACTAG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GATGCATGTTTCCACAACAGCCAGTTGTAAGGTTAAGTGGATACTACTAGCTTCTA</text:p>
      <text:p text:style-name="Preformatted_20_Text">Masked <text:s text:c="9"/>AGTTGATGCATGTTTCCACAACAGCCAGTTGTAAGGTTAAGTGGATACTACTAGC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GTGACTGGACATATGTCTTGGTCTCTAAGCCACAAAGATTGTATGGAAGTGGAGGG</text:p>
      <text:p text:style-name="Preformatted_20_Text">Masked <text:s text:c="9"/>ATTGGTGACTGGACATATGTCTTGGTCTCTAAGCCACAAAGATTGTATGGAAGTGG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TCTAATACTTGTCCACTTACCTAATCGTAAAATTAGCATTCTGCCATGAACATG</text:p>
      <text:p text:style-name="Preformatted_20_Text">Masked <text:s text:c="9"/>AAAACATCTAATACTTGTCCACTTACCTAATCGTAAAATTAGCATTCTGCCATGAA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AAGGGACTAACTGTGGGGTCTGCAACAGAGCTGCTGGGGTTTTGAGCACTAAGGG</text:p>
      <text:p text:style-name="Preformatted_20_Text">Masked <text:s text:c="9"/>TAATAAAGGGACTAACTGTGGGGTCTGCAACAGAGCTGCTGGGGTTTTGAGCACTA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CTTCAGGGCTAGATAAGCTGAAACACTTCTTGAAAAACATTAAGGTGGTCATGGAC</text:p>
      <text:p text:style-name="Preformatted_20_Text">Masked <text:s text:c="9"/>TTTACTTCAGGGCTAGATAAGCTGAAACACTTCTTGAAAAACATTAAGGTGGTCATG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TTGTTGTATTGGGAAGAACACTGAGGTAGTAATGAATCATGGATACTAACTGTTG</text:p>
      <text:p text:style-name="Preformatted_20_Text">Masked <text:s text:c="9"/>ACTAATTGTTGTATTGGGAAGAACACTGAGGTAGTAATGAATCATGGATACTAACT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GTGATAATATGGCTTTTGCAGGCAGGAAAGTCTACTAGGATTACCTTTCTTTATT</text:p>
      <text:p text:style-name="Preformatted_20_Text">Masked <text:s text:c="9"/>TATTAGTGATAATATGGCTTTTGCAGGCAGGAAAGTCTACTAGGATTACCTTTCT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TGGCTTGGCAGACAAATGGAACAAGCAGATAGGCTTCTTGCTTACATCTCAGTGAA</text:p>
      <text:p text:style-name="Preformatted_20_Text">Masked <text:s text:c="9"/>AAGGTGGCTTGGCAGACAAATGGAACAAGCAGATAGGCTTCTTGCTTACATCTCAG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CCTGATGTTGCTCAGTTTAAGGTCAGAAATGGTGTGGTGGGATATTTCCAGTATGT</text:p>
      <text:p text:style-name="Preformatted_20_Text">Masked <text:s text:c="9"/>TGTGCCTGATGTTGCTCAGTTTAAGGTCAGAAATGGTGTGGTGGGATATTTCCAG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AAATAAAAAAGACAATCATGGCTTCACTCTACGCCTAGTTTCTTTGTGAACAGTTG</text:p>
      <text:p text:style-name="Preformatted_20_Text">Masked <text:s text:c="9"/>TAGAAAATAAAAAAGACAATCATGGCTTCACTCTACGCCTAGTTTCTTTGTGAACA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CACCTCTGTGCCATTAATCTGAGGTAGTCCTCAATCTCTTTCTTCCTTAAAAAAAAA</text:p>
      <text:p text:style-name="Preformatted_20_Text">Masked <text:s text:c="9"/>TACCACCTCTGTGCCATTAATCTGAGGTAGTCCTCAATCTCTTTCTTCCTTNNNNNNNNN</text:p>
      <text:p text:style-name="Preformatted_20_Text"><text:s text:c="16"/>*************************************************** <text:s text:c="8"/></text:p>
      <text:p text:style-name="Preformatted_20_Text"/>
      <text:p text:style-name="Preformatted_20_Text"><text:soft-page-break/>Unmasked <text:s text:c="7"/>AAAAAAAAACCTCTTTACTAACAGACCTTTAAATCAGAAATCAGTCAGCCGTTACAATCT</text:p>
      <text:p text:style-name="Preformatted_20_Text">Masked <text:s text:c="9"/>NNNNNNNNNCCTCTTTACTAACAGACCTTTAAATCAGAAATCAGTCAGCCGTTACAATCT</text:p>
      <text:p text:style-name="Preformatted_20_Text"><text:s text:c="25"/>***************************************************</text:p>
      <text:p text:style-name="Preformatted_20_Text"/>
      <text:p text:style-name="Preformatted_20_Text">Unmasked <text:s text:c="7"/>GTTGTAACACTTGGCCAATGGGGATAGCTGATATCTGAGTTTCTTCTGTTCATACTAAGT</text:p>
      <text:p text:style-name="Preformatted_20_Text">Masked <text:s text:c="9"/>GTTGTAACACTTGGCCAATGGGGATAGCTGATATCTGAGTTTCTTCTGTTCATACT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ACTTGAAATAGTATTGTCAAATCAAATGCCTAAGCAGTTGCTGGCCTGGAGATCTA</text:p>
      <text:p text:style-name="Preformatted_20_Text">Masked <text:s text:c="9"/>ATAAACTTGAAATAGTATTGTCAAATCAAATGCCTAAGCAGTTGCTGGCCTGGAG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ATCAACTTGAAGACGGTCTTCGTACTCAATTGAGTTGGTCATGCAATTATATAAA</text:p>
      <text:p text:style-name="Preformatted_20_Text">Masked <text:s text:c="9"/>AGAAAATCAACTTGAAGACGGTCTTCGTACTCAATTGAGTTGGTCATGCAATTAT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TCTTGCACTTTCTGTAATGCAAAAAAAAAAAAAGCTATGAATTTAAATATTTGTCT</text:p>
      <text:p text:style-name="Preformatted_20_Text">Masked <text:s text:c="9"/>CCTCTCTTGCACTTTCTGTAATGCAAAAAAAAAAAAAGCTATGAATTTAAATATTT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CTGGAAATGTAGAAACTTATGGATATTACGCAGCTATATAAAACTGTAGTATCTCA</text:p>
      <text:p text:style-name="Preformatted_20_Text">Masked <text:s text:c="9"/>CAAACTGGAAATGTAGAAACTTATGGATATTACGCAGCTATATAAAACTGTAGTAT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GTGTTACCTAATGGCATTAAAAAGAAGCAACTCTTCATAGCAAATGAACATGTGTG</text:p>
      <text:p text:style-name="Preformatted_20_Text">Masked <text:s text:c="9"/>AATGGTGTTACCTAATGGCATTAAAAAGAAGCAACTCTTCATAGCAAATGAACATG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TTGGTTTTGTCCTTCTAATGCTCTCTTTTGGTCTTGCTGTCTGTGGGATTTTGGAG</text:p>
      <text:p text:style-name="Preformatted_20_Text">Masked <text:s text:c="9"/>GCTGTTGGTTTTGTCCTTCTAATGCTCTCTTTTGGTCTTGCTGTCTGTGGGATTTTG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CTAAGAAATTTGTTTCTTAAGTTCTTAGCAGTCTGACAGCATAGTCTGCTTGTGTC</text:p>
      <text:p text:style-name="Preformatted_20_Text">Masked <text:s text:c="9"/>CTGGCTAAGAAATTTGTTTCTTAAGTTCTTAGCAGTCTGACAGCATAGTCTGCTTG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CCTGTTCAACATGTGCTGCCCCACAGCAAATTTTCAACTGACTTAGTAAAGTGACTG</text:p>
      <text:p text:style-name="Preformatted_20_Text">Masked <text:s text:c="9"/>AGGCCTGTTCAACATGTGCTGCCCCACAGCAAATTTTCAACTGACTTAGTAAAGTG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AACTAATGTGAACTGCAAGAAATAATCCATTAGAAGATTGCTGTCTTATACCCTCC</text:p>
      <text:p text:style-name="Preformatted_20_Text">Masked <text:s text:c="9"/>CTACAACTAATGTGAACTGCAAGAAATAATCCATTAGAAGATTGCTGTCTTATACC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ATACTGGAGATAGATCTGTAACTGTCAGCCTCAATTTTTGCTGAATAAATTAGAA</text:p>
      <text:p text:style-name="Preformatted_20_Text">Masked <text:s text:c="9"/>TTTTAATACTGGAGATAGATCTGTAACTGTCAGCCTCAATTTTTGCTGAATAAATT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TGCTGGTTTACTTCAATTAACTGGTACTGGCAGGGGTGATTAAATGCTTAAAAGTA</text:p>
      <text:p text:style-name="Preformatted_20_Text">Masked <text:s text:c="9"/>TAGATGCTGGTTTACTTCAATTAACTGGTACTGGCAGGGGTGATTAAATGCTTAA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ATTTAGAAGGGAGTTGGTATCCAGCTTGAAATACAGGCCTCCAGCAAATCACTTTT</text:p>
      <text:p text:style-name="Preformatted_20_Text">Masked <text:s text:c="9"/>ACTCATTTAGAAGGGAGTTGGTATCCAGCTTGAAATACAGGCCTCCAGCAAATCA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CTGCATAGCAATGTATAATATAGTATTCAAAGTTACAATCTAATCCAAAAATCAAA</text:p>
      <text:p text:style-name="Preformatted_20_Text">Masked <text:s text:c="9"/>TTGGCTGCATAGCAATGTATAATATAGTATTCAAAGTTACAATCTAATCCAAAAATCA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AAAAAAAATTCCTGGTGCTTGGCACATGAAAAAACTTCACACTTCCCTAACAGAGAAGA</text:p>
      <text:p text:style-name="Preformatted_20_Text">Masked <text:s text:c="9"/>AAAAAAAAATTCCTGGTGCTTGGCACATGAAAAAACTTCACACTTCCCTAACAGAG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GGGATCTCCCTATAGAAAGAATTCGTAATTCTTTGCTTATCTCGGTTCAGAGGTAT</text:p>
      <text:p text:style-name="Preformatted_20_Text">Masked <text:s text:c="9"/>GTTTGGGATCTCCCTATAGAAAGAATTCGTAATTCTTTGCTTATCTCGGTTCAGAG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CATGTGCTCTTTGTCTAATTTTTTGGAGTTTCAGGTGTTAGAAGCAACATCCTCAG</text:p>
      <text:p text:style-name="Preformatted_20_Text">Masked <text:s text:c="9"/>TGGACATGTGCTCTTTGTCTAATTTTTTGGAGTTTCAGGTGTTAGAAGCAACATC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GATCAATGTACTGCAGGCCCTAGCTTAAGGTCAAGAGGCTTCTGGAGAAAGAGTTT</text:p>
      <text:p text:style-name="Preformatted_20_Text">Masked <text:s text:c="9"/>CCAGGATCAATGTACTGCAGGCCCTAGCTTAAGGTCAAGAGGCTTCTGGAGAAAGA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GGGGCAGTAGGCGGGACAGTGGGAGTATGTGATGTAGATACTTCCAGCAGCAGCTA</text:p>
      <text:p text:style-name="Preformatted_20_Text">Masked <text:s text:c="9"/>TTTAGGGGCAGTAGGCGGGACAGTGGGAGTATGTGATGTAGATACTTCCAGCAGCA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GTGCCTGTTTACTGCTGGTGTGTGTGACAGTGGAAAGTCTGAGGCATCAGAGCCAGTC</text:p>
      <text:p text:style-name="Preformatted_20_Text">Masked <text:s text:c="9"/>CGGTGCCTGTTTACTGCTGGTGTGTGTGACAGTGGAAAGTCTGAGGCATCAGAGCC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GAGCTAGGAGTATAAAGGGTTGCACAACAGCCCTGTGATCACCGAGCTGTTGAAG</text:p>
      <text:p text:style-name="Preformatted_20_Text">Masked <text:s text:c="9"/>AGTGTGAGCTAGGAGTATAAAGGGTTGCACAACAGCCCTGTGATCACCGAGCTGT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GTGACTGGTGAGAGATACAGGTCAATTTAGTGTCTCAATTACAGCTTACTATGTA</text:p>
      <text:p text:style-name="Preformatted_20_Text">Masked <text:s text:c="9"/>ATGCAGTGACTGGTGAGAGATACAGGTCAATTTAGTGTCTCAATTACAGCTTACTA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AACTGAACATACAATAAATAGTACTCAAAAGATGAACTGACAGGGTGATTTCTCGT</text:p>
      <text:p text:style-name="Preformatted_20_Text">Masked <text:s text:c="9"/>TATGAACTGAACATACAATAAATAGTACTCAAAAGATGAACTGACAGGGTGATTTCTC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GCGGAATCATGAAAGAAAAGGTGGTCATAGAGTGGAGAGCAATGCACTGCCTGCAA</text:p>
      <text:p text:style-name="Preformatted_20_Text">Masked <text:s text:c="9"/>TTTGGCGGAATCATGAAAGAAAAGGTGGTCATAGAGTGGAGAGCAATGCACTGCC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AGCCCGTACATCACGCTGTATGAGCTGCATATCTGCCAACCAGCTGGGTGCACAGC</text:p>
      <text:p text:style-name="Preformatted_20_Text">Masked <text:s text:c="9"/>CAAAAGCCCGTACATCACGCTGTATGAGCTGCATATCTGCCAACCAGCTGGGTGC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AGAACAGAGCCAGAAGCATTAACTTGGAGAGGTGCAGAGGAAGAGTTGCCTTGCA</text:p>
      <text:p text:style-name="Preformatted_20_Text">Masked <text:s text:c="9"/>AAAGGAGAACAGAGCCAGAAGCATTAACTTGGAGAGGTGCAGAGGAAGAGTTGCCT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ATGAATACTCAGCATGTAAGGCCCAAATTGGAGTAAGTAACAAACAGCAAACTAGG</text:p>
      <text:p text:style-name="Preformatted_20_Text">Masked <text:s text:c="9"/>GTGGATGAATACTCAGCATGTAAGGCCCAAATTGGAGTAAGTAACAAACAGCAAAC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TTAGACTTCATCATTTTCCTGCTCTGCATTGTTGTAACCTGTGAAGGTAGGGTCAC</text:p>
      <text:p text:style-name="Preformatted_20_Text">Masked <text:s text:c="9"/>CAAGTTAGACTTCATCATTTTCCTGCTCTGCATTGTTGTAACCTGTGAAGGTAGGG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CACTATTGGCCTTTGTTTTTAAAATGGGCAAGCCATTCTACAGTGCATTGGTTTGT</text:p>
      <text:p text:style-name="Preformatted_20_Text">Masked <text:s text:c="9"/>CAGACACTATTGGCCTTTGTTTTTAAAATGGGCAAGCCATTCTACAGTGCATTGGTTTG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GTGTCTAATTGTATGTATTTGCAAAAAATGCAATGTTTTTAAAGTGTTGACCTTTCACT</text:p>
      <text:p text:style-name="Preformatted_20_Text">Masked <text:s text:c="9"/>AGTGTCTAATTGTATGTATTTGCAAAAAATGCAATGTTTTTAAAGTGTTGACCTTT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AGAACCAGGAGTCTTGTAGTGTTCAAAACTGACCACTAAAATAAAGAGTCAGGCT</text:p>
      <text:p text:style-name="Preformatted_20_Text">Masked <text:s text:c="9"/>TACTGAGAACCAGGAGTCTTGTAGTGTTCAAAACTGACCACTAAAATAAAGAGTCA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GCATAGGCCTTTGGCTGAAACCTAACTGACAAAGTATTAAACTCAATTCTTTAAT</text:p>
      <text:p text:style-name="Preformatted_20_Text">Masked <text:s text:c="9"/>AGAAAGCATAGGCCTTTGGCTGAAACCTAACTGACAAAGTATTAAACTCAATTCTT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ATGCACTTGTCTGCTTTTCCCAGCTATATAGGTTAGCCTATTGTTGTGGTTTAACC</text:p>
      <text:p text:style-name="Preformatted_20_Text">Masked <text:s text:c="9"/>AGCTATGCACTTGTCTGCTTTTCCCAGCTATATAGGTTAGCCTATTGTTGTGGTTT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GTAGCTCTCAACAGTCGCTCACTCACCACACCCAGGCCACAGAGGCCTGGGCCTGT</text:p>
      <text:p text:style-name="Preformatted_20_Text">Masked <text:s text:c="9"/>CATGGTAGCTCTCAACAGTCGCTCACTCACCACACCCAGGCCACAGAGGCCTGGGC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GTACATACCTATATTTAGGAGCCTTCTTTCAACTCAGGAAAACATTGAACATTTAT</text:p>
      <text:p text:style-name="Preformatted_20_Text">Masked <text:s text:c="9"/>TGTTGTACATACCTATATTTAGGAGCCTTCTTTCAACTCAGGAAAACATTGAACA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GCTTAAGGGCAAACCCATGAAGTAAATAAGCTCAAAAATTGGAAAGGCATATTGAA</text:p>
      <text:p text:style-name="Preformatted_20_Text">Masked <text:s text:c="9"/>TCATGCTTAAGGGCAAACCCATGAAGTAAATAAGCTCAAAAATTGGAAAGGCATAT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TATGCCAGTCTGAGATGTGCTGTTGTGCCTTTGCCTTTAGCTTGAAGTACAAAGAT</text:p>
      <text:p text:style-name="Preformatted_20_Text">Masked <text:s text:c="9"/>ATGCTATGCCAGTCTGAGATGTGCTGTTGTGCCTTTGCCTTTAGCTTGAAGTACAA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GCCACTGTTTGAATACGGGAAATGCAGATATTCTCTGTGTATTGCTGTTTGATTCC</text:p>
      <text:p text:style-name="Preformatted_20_Text">Masked <text:s text:c="9"/>CATGGCCACTGTTTGAATACGGGAAATGCAGATATTCTCTGTGTATTGCTGTTTGA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AGTAACATGACCTACTAGAAAAGCATGAGCATGCACAAAGATTTAAAAAAGGGAAA</text:p>
      <text:p text:style-name="Preformatted_20_Text">Masked <text:s text:c="9"/>CTTCAGTAACATGACCTACTAGAAAAGCATGAGCATGCACAAAGATTTAAAAAAG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GCTGGCTTAGTAAATCTTCGAGATTTTTCTCAGGTAATTTCAAACTAATAAAGAAA</text:p>
      <text:p text:style-name="Preformatted_20_Text">Masked <text:s text:c="9"/>AAGAGCTGGCTTAGTAAATCTTCGAGATTTTTCTCAGGTAATTTCAAACTAATAA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AGGCTGTTTTAAATCTAAATAGCTAGTAGTTCTATGAATGTAAGCCAGAAAATAAC</text:p>
      <text:p text:style-name="Preformatted_20_Text">Masked <text:s text:c="9"/>GGTTAGGCTGTTTTAAATCTAAATAGCTAGTAGTTCTATGAATGTAAGCCAGAAAA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AGTACTTCTGAAATATTAGTATGTGGTTTAAATACAAATTCAGATGTGATTTTAG</text:p>
      <text:p text:style-name="Preformatted_20_Text">Masked <text:s text:c="9"/>TTGAAAGTACTTCTGAAATATTAGTATGTGGTTTAAATACAAATTCAGATGTGAT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CTGCCCAAGGCTATACTGGAATGTTTGGTTTGACAG<text:span text:style-name="T1">CTCTTCATAAAAAGCTTTCC</text:span></text:p>
      <text:p text:style-name="Preformatted_20_Text">Masked <text:s text:c="9"/>TAAGCTGCCCAAGGCTATACTGGAATGTTTGGTTTGACAG<text:span text:style-name="T1">CTCTTCATAAAAAGCTTTC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AGGTGGATGAAAGAACTGAATGCTCTGTCTCCACCAGACTGAAAACTGAGCTGATAGA</text:span></text:p>
      <text:p text:style-name="Preformatted_20_Text"><text:soft-page-break/>Masked <text:s text:c="9"/><text:span text:style-name="T1">ACAGGTGGATGAAAGAACTGAATGCTCTGTCTCCACCAGACTGAAAACTGAGCTGATA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TGTGTGTGGGCACTGTGGCCCATGTACCTATCAAAGG</text:span>GTAAGCTATAGCTGAGTGTCTT</text:p>
      <text:p text:style-name="Preformatted_20_Text">Masked <text:s text:c="9"/><text:span text:style-name="T1">GTGTGTGTGGGCACTGTGGCCCATGTACCTATCAAAGG</text:span>GTAAGCTATAGCTGAGTG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CACTAAAGCAACAATCAAATTAACACTACCTGTTTATGGCAAAATATCGTATTGCAAT</text:p>
      <text:p text:style-name="Preformatted_20_Text">Masked <text:s text:c="9"/>CGCACTAAAGCAACAATCAAATTAACACTACCTGTTTATGGCAAAATATCGTATTG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AATATTGTATGTTCGTGATTTGATGAAGCCCACAATAATTTCAGATCTGAAATCAT</text:p>
      <text:p text:style-name="Preformatted_20_Text">Masked <text:s text:c="9"/>TCCTAATATTGTATGTTCGTGATTTGATGAAGCCCACAATAATTTCAGATCTGAAA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TAAAGGAAGACTGCATCCAGATGTACAAAACTAGTCCAACATTCTCACTGAAAAT</text:p>
      <text:p text:style-name="Preformatted_20_Text">Masked <text:s text:c="9"/>ATTATTAAAGGAAGACTGCATCCAGATGTACAAAACTAGTCCAACATTCTCACTG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GTTCATAGAAATAATCTTCCTGGTGATATGGATGTTTCTATTAAGGGCAATAATA</text:p>
      <text:p text:style-name="Preformatted_20_Text">Masked <text:s text:c="9"/>TTTTTGTTCATAGAAATAATCTTCCTGGTGATATGGATGTTTCTATTAAGGGCAAT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TCTCTTTTAAAACAAAAAACAGTTTCCAAAAAGAAACAGATTTCTGTTTTCTTAG</text:p>
      <text:p text:style-name="Preformatted_20_Text">Masked <text:s text:c="9"/>CATTTTCTCTTTTAAAACAAAAAACAGTTTCCAAAAAGAAACAGATTTCTGTTTTC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AGTTCTTGTCAGAAAAATTTGAAAGCAAATAAATACACATGATGCATTTTCCTCCCT</text:p>
      <text:p text:style-name="Preformatted_20_Text">Masked <text:s text:c="9"/>GGGAGTTCTTGTCAGAAAAATTTGAAAGCAAATAAATACACATGATGCATTTTCCT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CAAAATTATGGGAATAATGAAATAAAAAATAGAGAAAAAATGCATCTCTATATAT</text:p>
      <text:p text:style-name="Preformatted_20_Text">Masked <text:s text:c="9"/>AGATTCAAAATTATGGGAATAATGAAATAAAAAATAGAGAAAAAATGCATCTCTAT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TAAGATATATATTTTTTTTTACAACATAAGCTATACCAGTGGATTTTCAGCCAACA</text:p>
      <text:p text:style-name="Preformatted_20_Text">Masked <text:s text:c="9"/>TTCCTAAGATATATATTTTTTTTTACAACATAAGCTATACCAGTGGATTTTCAGCC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CACAAAAGATGCTTAATTTTGAAAATATCTAAGTTCATGGAATCATAGAATGGCTT</text:p>
      <text:p text:style-name="Preformatted_20_Text">Masked <text:s text:c="9"/>ACTTCACAAAAGATGCTTAATTTTGAAAATATCTAAGTNNNNNNNNNNNNNNNNNNNNNN</text:p>
      <text:p text:style-name="Preformatted_20_Text"><text:s text:c="16"/>************************************** <text:s text:c="21"/></text:p>
      <text:p text:style-name="Preformatted_20_Text"/>
      <text:p text:style-name="Preformatted_20_Text">Unmasked <text:s text:c="7"/>GGGTTGGAAAGGACTTTAAAGTCCACTCAGTTCCAGGCTGCCTGCAGCGGGCTGGTG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CCACTGGATCAGGTTGCCCAGGGCCCCATCTGGCCTGGCCTTGGACATCTCCAGG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GGCATCCACAGCTTCTCTGGGCAGCCTGTGTCAGGGCCTCAGCACCCTCTCAGTG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TTTCCTCCTAATATCTAACATAACCCCTGCTTGTTTAGCGTAAAACCATTCCTCC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TTCTATCACTATCAGCCTTTATAAAAAGTGGATTTCCTTCCTGTTTATAAGCCCCCT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TGTTATGCTGGAAGGCTCCAACAAGGTCTCCCCAGATCCTTCTTTTCTCCAGACT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AACCCACCTCCCTTAGACTTTCTTCATAGAGGAGGTGCTCCAGCCCTCTGAGCAT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GACCTCTTCTGTACTCACTCCAGCAGCTCCACATCTTTCTTATGCTGGGGACAC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TGGATGCAGCACTGAAGGTGGAGCCTTACAAGGGCTGAGCAGAGGGGGACAGTC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CGCGCCCTGCTCCCACCCATCTTTTGATGCAGTCCAGTATACTGTTGGCTTTCC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CAAGCGCACACTGCTGGCTCATGTTAAGCCTCTCGTCCACCAAAACATCCAAGT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CACAGGGCTGCTGTCAAGGAGTTCTTCTCCCAGTCTGTACACGCACCTGGGAT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AACCCAAGTGCAACACCTTGCACTTGGCCTTGTTGAACCTCATCAGGTTCTCGT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ACTTTTCCAGCCTGTCTAGGTCCCTCTGGATGGCATCCCTTCCTTCAGGGGTAT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CACCACTCAGCTTGGTGTCATCAGCAAATTTGCTGAGGGTGCACTCAATCTCAT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TGTTGTTTATAAAGATACTGAAGAGCTCCAGACAAAAGACAGTCTTCTGGGGGG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CTCATCACTGTCCTCCACCTCGACTTAGAGCCATTGACAACCCTCTGGCTGTGAC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ACCACTTAGAATCATAGAATCATGGAGTTTCCCAGGTTGGAAGAGGCCTCTAAA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CTATTCCAACTCCCCTGCAGTGAACAGGGACACCCACAGCTGGAGCAGGTTGCT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AGCCCTGTCCAGCCTGATCTTCAGGGTCTCCAGGGACGAAGCATCCACCACCTCTCT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CCTGTTTCAGTACTTCACAATTCTTACTGTCAAAAACTTTTTTGTTATATGCAG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TCTCCCCTCTCAATTTGAAACTATTTCCCTTAGTCCTATCACAGCAGACCCTGCT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AGTCTGTCCCTTTCTTTCCTGTAGCCCCCCTTAAGATATTGAAAGGCCGCTATC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CCCCAGAGCCTTCCCTTCTCCTGGCAGAGAACACTCTAAACCTGTCCTCACAGG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TGTTCCATTTTTGTGACAGTGGTGGTTTAATCCATGGTAGCTCCCAACAGTCGCTCGC</text:p>
      <text:p text:style-name="Preformatted_20_Text">Masked <text:s text:c="9"/>NNNNNNNNNTTTTTGTGACAGTGGTGGTTTAATCCATGGTAGCTCCCAACAGTCGCTCGC</text:p>
      <text:p text:style-name="Preformatted_20_Text"><text:s text:c="25"/>***************************************************</text:p>
      <text:p text:style-name="Preformatted_20_Text"/>
      <text:p text:style-name="Preformatted_20_Text">Unmasked <text:s text:c="7"/>TCACCACCCCCAGCCACAGAGGTCCGGGCCTGCTGGCGTACCGCCATCTGCCAATATCAG</text:p>
      <text:p text:style-name="Preformatted_20_Text">Masked <text:s text:c="9"/>TCACCACCCCCAGCCACAGAGGTCCGGGCCTGCTGGCGTACCGCCATCTGCCAATA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GTGTAGGAGGGAAGTTAGAGAAAAAGGTAGAACAGAAGAGTTAAGATAAAAACTAT</text:p>
      <text:p text:style-name="Preformatted_20_Text">Masked <text:s text:c="9"/>TGGGGTGTAGGAGGGAAGTTAGAGAAAAAGGTAGAACAGAAGAGTTAAGATAAAAA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CCAAAATAGCTAAGGAACAAGAGATAATACAAATGCAAAGGGGGTATAAGGGTAAT</text:p>
      <text:p text:style-name="Preformatted_20_Text">Masked <text:s text:c="9"/>TTTACCAAAATAGCTAAGGAACAAGAGATAATACAAATGCAAAGGGGGTATAAGGG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CTGATAATTGGGATAAAACACTGACTTACGAGAAAGACAGTTTCTCACCCATATGC</text:p>
      <text:p text:style-name="Preformatted_20_Text">Masked <text:s text:c="9"/>AATACTGATAATTGGGATAAAACACTGACTTACGAGAAAGACAGTTTCTCACCCAT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CCAACCCGGAAGTGGAAAAAGAGACATGCAACCCAAGGCTTCCAGCCCTCACCAGA</text:p>
      <text:p text:style-name="Preformatted_20_Text">Masked <text:s text:c="9"/>AAGCCCAACCCGGAAGTGGAAAAAGAGACATGCAACCCAAGGCTTCCAGCCCTCAC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AGGGGAAGGGCCATGACATGATGCGTATGGTACGGAATACCTCGTGGGTCAATTTA</text:p>
      <text:p text:style-name="Preformatted_20_Text">Masked <text:s text:c="9"/>AAGCAGGGGAAGGGCCATGACATGATGCGTATGGTACGGAATACCTCGTGGGTCAA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AGATGTCCTAACTCTGCTTCCTCCCTCAAATTCCTAATCCCTCCTCTTCCAGCATT</text:p>
      <text:p text:style-name="Preformatted_20_Text">Masked <text:s text:c="9"/>AGTTAGATGTCCTAACTCTGCTTCCTCCCTCAAATTCCTAATCCCTCCTCTTCCAG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CAGGTTTGACTATGCTAGAAACCATGACAGTGACCCTCCTCTGGATACACTCCAACAG</text:p>
      <text:p text:style-name="Preformatted_20_Text">Masked <text:s text:c="9"/>CGCAGGTTTGACTATGCTAGAAACCATGACANNNNNNNNNNNNNNNNNNNNNNNNNNNNN</text:p>
      <text:p text:style-name="Preformatted_20_Text"><text:s text:c="16"/>******************************* <text:s text:c="28"/></text:p>
      <text:p text:style-name="Preformatted_20_Text"/>
      <text:p text:style-name="Preformatted_20_Text">Unmasked <text:s text:c="7"/>CTCCATGTCCCTCCTGTACTGAGGACTCCCCATCTGGACACAGCACTCCAGGTGGGGTCT</text:p>
      <text:p text:style-name="Preformatted_20_Text">Masked <text:s text:c="9"/>NNNNNNNNNNNNNNNNNNNNNNNNNNNNNNNNNNNNNNNNNNNNNNNNNNNNNNNNNNNN</text:p>
      <text:p text:style-name="Preformatted_20_Text"><text:soft-page-break/><text:s text:c="76"/></text:p>
      <text:p text:style-name="Preformatted_20_Text"/>
      <text:p text:style-name="Preformatted_20_Text">Unmasked <text:s text:c="7"/>CACCAAGGCAGAGCAGTGGGATGGGATGACCTCCCTGGCCCTGCTGGCCACGCTGCC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GCAGCCCAGGATGTGGTTGGCTTTGAGGGCTGCAAGGGCACACTGCTGGCTCATG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CTTGTCATCCACCAGTACCCCCAAGTCCCTTTCAGCAGGGCTCTGCTCAACCCT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CCCCAGCTTGTATTGATAGCAGTGGTTGCCACGACCCAGGTGCCAGACCTTGCA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TTTGTTGAAGCTCATGAGATTAGCCTGGGCCCACTGCTCCAGTCTGTCTAGGTC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ATGGCATCCTGTCCCTCAGGCATGTCGACAACACCACACAGCTTGGTGTCATC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CTTGCTGAGGGTGCAGTCAATCCCACTGTCGATGTCATTGATGAAGACACTGAA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TCGGTCCCAGAACGGACCCCCGAGGGACACCACTCATCGCTGATTCCCATCTGGA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GCCATTGACCACCACTCTCTGGATGCGATCTGGCAATCAGTTTCTCATCCATC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CCACCCATCAAATCCATATCTTTCCGGTTTAGACAGAAGGATGTTATTGGGGA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CAAAGGGCTTCCTGAAGTCCAGACAGATGACATCAGTGGCTTTTCCCTTGTCCACC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AGTTAGACCATCATAGAAGGCCACTATGTTGGTCAGGCAGTAGCTGCCATTGCT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ATGCTGGTTGTCTCTCATCATCTCCCTGTCTTCCATGTGCCATAGCATAACATAGAA</text:p>
      <text:p text:style-name="Preformatted_20_Text">Masked <text:s text:c="9"/>NNNNNNNNNNNNNNNNNNNNNNNNNNNNNNNNNNNNNNNNNNCCATAGCATAANNNNNNN</text:p>
      <text:p text:style-name="Preformatted_20_Text"><text:s text:c="58"/>*********** <text:s text:c="6"/></text:p>
      <text:p text:style-name="Preformatted_20_Text"/>
      <text:p text:style-name="Preformatted_20_Text">Unmasked <text:s text:c="7"/>TCATAAAATCATAGAATCACAGAATCATAGAATCATAGAATGGCTTGGGTTGGAAGGTGA</text:p>
      <text:p text:style-name="Preformatted_20_Text">Masked <text:s text:c="9"/>NNNNNNNNNNNNNNNNNNNNNNNNNNNNNNNNNNNNNNNNNGGCTTGGGTTGGAAGGTGA</text:p>
      <text:p text:style-name="Preformatted_20_Text"><text:s text:c="57"/>*******************</text:p>
      <text:p text:style-name="Preformatted_20_Text"/>
      <text:p text:style-name="Preformatted_20_Text">Unmasked <text:s text:c="7"/>CACTCGGAAAAGGACTCCACAATCAGTGAGATTGCAAAGTAGGTATACTTTATTTCAGTG</text:p>
      <text:p text:style-name="Preformatted_20_Text"><text:soft-page-break/>Masked <text:s text:c="9"/>CACTCGGAAAAGGACTCCACAATCAGTGAGATTGCAAAGTAGGTATACTTTATTTC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GACGCACTGGGAATAGCTTCCCACAAAAGTGCATACCTGCTCCGGTGGCTCCCCT</text:p>
      <text:p text:style-name="Preformatted_20_Text">Masked <text:s text:c="9"/>CACTGGACGCACTGGGAATAGCTTCCCACAAAAGTGCATACCTGCTCCGGTGGCTC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TTTATACATAGATGTGTTACATATTCATATGAATTCCAAAAATGCCTACACATATT</text:p>
      <text:p text:style-name="Preformatted_20_Text">Masked <text:s text:c="9"/>TGACTTTATACATAGATGTGTTACATATTCATATGAATTCCAAAAATGCCTACAC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ACCTTTCCCCAAAAAGGCGGACCTACTCCTGGAATTCATTTTCATAGTTCCCGCCC</text:p>
      <text:p text:style-name="Preformatted_20_Text">Masked <text:s text:c="9"/>CATAACCTTTCCCCAAAAAGGCGGACCTACTCCTGGAATTCATTTTCATAGTTCCCG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CTCATCCTGGTTGTGACTGCGCAATGCTTCCTGGTGGTCGTACAATGGGGTCTTAT</text:p>
      <text:p text:style-name="Preformatted_20_Text">Masked <text:s text:c="9"/>TTGGCTCATCCTGGTTGTGACTGCGCAATGCTTCCTGGTGGTCGTACAATGGGGTC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TGAGGGCAGCGAGGAAGAGGAGGCTGAACTTCTTTACCGCCGGACCTCACGCATGC</text:p>
      <text:p text:style-name="Preformatted_20_Text">Masked <text:s text:c="9"/>GTGATGAGGGCAGCGAGGAAGAGGAGGCTGAACTTCTTTACCGCCGGACCTCACGC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TGGACTCCTGGCATCTTGTCAAACCGCAAAGTCAGTTTCTGCTTGTTCCAAATGCG</text:p>
      <text:p text:style-name="Preformatted_20_Text">Masked <text:s text:c="9"/>CCTGTGGACTCCTGGCATCTTGTCAAACCGCAAAGTCAGTTTCTGCTTGTTCCAAATG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GCAGCTATGCTCATCCCCTTATCAGAGGCCCAGTCCTTGGCTCATCTTCTTATCAG</text:p>
      <text:p text:style-name="Preformatted_20_Text">Masked <text:s text:c="9"/>TAAGGCAGCTATGCTCATCCCCTTATCAGAGGCCCAGTCCTTGGCTCATCTTCTTA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CTCAGTCCTCGCTGACGAGTTTCTTATTAGGAACTGTCCGTAATAGGCGCAGAGTAG</text:p>
      <text:p text:style-name="Preformatted_20_Text">Masked <text:s text:c="9"/>AGGCTCAGTCCTCGCTGACGAGTTTCTTATTAGGAACTGTCCGTAATAGGCGCAGA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CCTTTCGTACGACAACCCGAACCTTGCATACTTCCAAGTTTACATATTTCAGCCGA</text:p>
      <text:p text:style-name="Preformatted_20_Text">Masked <text:s text:c="9"/>CCCTCCTTTCGTACGACAACCCGAACCTTGCATACTTCCAAGTTTACATATTTCAGCC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ATTATTTACCTATTCCTTAGTCGTGCTTATCTACTTCTAAGTGTTAACCCCCTAT</text:p>
      <text:p text:style-name="Preformatted_20_Text">Masked <text:s text:c="9"/>TTTCTATTATTTACCTATTCCTTAGTCGTGCTTATCTACTTCTAAGTGTTAACCCC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CCCCCCTTTTCCAAAAAGTTAGTAAATTCTTTTACTACAGGCATTTTTTAACACCA</text:p>
      <text:p text:style-name="Preformatted_20_Text">Masked <text:s text:c="9"/>CAATCCCCCCTTTTCCAAAAAGTTAGTAAATTCTTTTACTACAGGCATTTTTTAAC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TAAAGATTAATAATCTTTTACTTCCTTGACACACAGATCCCTTTTTCTAACATCTT</text:p>
      <text:p text:style-name="Preformatted_20_Text">Masked <text:s text:c="9"/>TCTCTAAAGATTAATAATCTTTTACTTCCTTGACACACAGATCCCTTTTTCTAACA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AAGTACTTATTTGAGTCTACTTTCTAGCGAAGTTGATGTTTTTTCCAATTGCTATA</text:p>
      <text:p text:style-name="Preformatted_20_Text">Masked <text:s text:c="9"/>TTCAAAGTACTTATTTGAGTCTACTTTCTAGCGAAGTTGATGTTTTTTCCAATTG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CTTCCGGTACTTTGGAGGCACCACAGAGAACACTTAACCAATATAAAATTTATTAG</text:p>
      <text:p text:style-name="Preformatted_20_Text">Masked <text:s text:c="9"/>TGAACTTCCGGTACTTTGGAGGCACCACAGAGAACACTTAACCAATATAAAATTTATTA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GATAAGGCTACTATGCTAACAATTATTGCAACTAACTGTCTTAACCAATAAGGCTAGGA</text:p>
      <text:p text:style-name="Preformatted_20_Text">Masked <text:s text:c="9"/>TGATAAGGCTACTATGCTAACAATTATTGCAACTAACTGTCTTAACCAATAAGGCT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CAAGATGTAAGTTTTTCCCATACATCCATAAATCCCCATGAAGTGTCATCCTGAGTT</text:p>
      <text:p text:style-name="Preformatted_20_Text">Masked <text:s text:c="9"/>AGCCAAGATGTAAGTTTTTCCCATACATCCATAAATCCCCATGAAGTGTCATCCTG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AATGCCCACCCATATCCTAGGGATTTGTTAGGTTATGGGTAAGTTGTAGTCTTACA</text:p>
      <text:p text:style-name="Preformatted_20_Text">Masked <text:s text:c="9"/>ACCAAATGCCCACCCATATCCTAGGGATTTGTTAGGTTATGGGTAAGTTGTAGTCT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TTCCTTACTCTGGAGTCATGGATCCAGGCGTTCTCTTTTTTAATCTTGATTGCAGT</text:p>
      <text:p text:style-name="Preformatted_20_Text">Masked <text:s text:c="9"/>AGANNNNNNNNNNNNNNNNNNNNNNNNNNNNNNNNNNNNNNNNNNNNNNNNNNNNNNNNN</text:p>
      <text:p text:style-name="Preformatted_20_Text"><text:s text:c="16"/>*** <text:s text:c="56"/></text:p>
      <text:p text:style-name="Preformatted_20_Text"/>
      <text:p text:style-name="Preformatted_20_Text">Unmasked <text:s text:c="7"/>GAAAGAAGTAAGGAGTACCTGAAATGGTCCTTCCCACTGTGGCTCCAGGGTTTTCTC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TAGACTTTATATGTACGTAATCTCCAGGTTGCATGTTACACACAGGCCTATCCAAACC</text:p>
      <text:p text:style-name="Preformatted_20_Text">Masked <text:s text:c="9"/>NNNNNNNNNNNNNNNNNNNNNNNNNNNNNNNNNNNNNNNACACACAGGCCTATCCAAACC</text:p>
      <text:p text:style-name="Preformatted_20_Text"><text:s text:c="55"/>*********************</text:p>
      <text:p text:style-name="Preformatted_20_Text"/>
      <text:p text:style-name="Preformatted_20_Text">Unmasked <text:s text:c="7"/>CCTACTTCAGGTTCCAGTTACATGTTTTTTAATTTTGCTGTGTTGTTTGCCTAATGCCAC</text:p>
      <text:p text:style-name="Preformatted_20_Text">Masked <text:s text:c="9"/>CCTACTTCAGGTTCCAGTTACATGTTTTTTAATTTTGCTGTGTTGTTTGCCTAATGC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TAAGAGGTCATGATTTCATCCCCAGCTTGTGTGGACTTCCCTTTTTGCATTCCATA</text:p>
      <text:p text:style-name="Preformatted_20_Text">Masked <text:s text:c="9"/>CATATAAGAGGTCATGATTTCATCCCCAGCTTGTGTGGACTTCCCTTTTTGCATTC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TCTCCCATACAGGATTTTAAAGGGACTCAGTCCCTCTTTTACCCTCGGCCTAGTTCG</text:p>
      <text:p text:style-name="Preformatted_20_Text">Masked <text:s text:c="9"/>GGGTCTCCCATACAGGATTTNNNNNNNNNNNNNNNNNNNNNNNNNNNNNNNNNNNNNNNN</text:p>
      <text:p text:style-name="Preformatted_20_Text"><text:s text:c="16"/>******************** <text:s text:c="39"/></text:p>
      <text:p text:style-name="Preformatted_20_Text"/>
      <text:p text:style-name="Preformatted_20_Text">Unmasked <text:s text:c="7"/>TATGCGCAAGAGTGCTAAAGGTAGAGACTGAGGCCAGGTCAAGTTAGTTTCTTGTCC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CACAATCTGTTGTTTGATCAAGTGGTTCATTTTTTTCTACTTGGCCACTTGACT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CGATATGGGGTATGAAGTTGCCAGTCGATACCCAAATGGCAGCTGATTTGCTGTAC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TTGAAACAAAATGGGGTCCCCTGTCAGAGGACACCGTCACTGGAACACCAAAGC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TGACTTCTTGTATTAGTATTCTAGTCACCTCCCAAGTCTTGGCTGTCCTGGTAG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CTTCTGGCCAGCCTGAAAAGATATCAGTTAGTACCAGTAAATATTTGTACCCCC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TCTTGGGAGTTCCAAAAAATCGATTTTCAATTGGTGCCCGGGCCCATTACCTTTTCCAA</text:p>
      <text:p text:style-name="Preformatted_20_Text">Masked <text:s text:c="9"/>NNNNNNNNNNNNNNNNNNNNNNNNNNNNNNNNNNNNNNNNNNNNNNNNNNNNNNNNCCAA</text:p>
      <text:p text:style-name="Preformatted_20_Text"><text:s text:c="72"/>****</text:p>
      <text:p text:style-name="Preformatted_20_Text"/>
      <text:p text:style-name="Preformatted_20_Text">Unmasked <text:s text:c="7"/>TTTGGCCCATCTCTGGTTTGGGGGTATTTTGGGATTACTCTGGAGGCAAAGATCACATTG</text:p>
      <text:p text:style-name="Preformatted_20_Text">Masked <text:s text:c="9"/>TTTGGCCCATCTCTGGTTTGGGGGTATTTTGGGATTACTCTGGAGGCAAAGATCAC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ATCACTTGTCTTACTGTAGTATATAAGTTCCTAGCTACAACTTCTCTAATCAAATG</text:p>
      <text:p text:style-name="Preformatted_20_Text">Masked <text:s text:c="9"/>CTACATCACTTGTCTTACTGTAGTATATAAGTTCCTAGCTACAACTTCTCTAATC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ATAGGGCCTCTGCCCCCAGTGCCTTTTCTTATGTTCTTCCCTAACCACGGACCAT</text:p>
      <text:p text:style-name="Preformatted_20_Text">Masked <text:s text:c="9"/>TTTATATAGGGCCTCTGCCCCCAGTGCCTTTTCTTATGTTCTTCCCTAACCACGGA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ATAGGAGGGAATGATCAGCTTCCTTTGTGGGGTGAGTGCCCACCCTTCTTCATTA</text:p>
      <text:p text:style-name="Preformatted_20_Text">Masked <text:s text:c="9"/>ACTAAATAGGAGGGAATGATCAGCTTCCTTTGTGGGGTGAGTGCCCACCCTTCTTC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ACCCTTCTAAATTTGCAAGGAGTTTCTGATCGTCTTTAGTGTATGCTGGCTTACCT</text:p>
      <text:p text:style-name="Preformatted_20_Text">Masked <text:s text:c="9"/>TATGACCCTTCTAAATTTGCAAGGAGTTTCTGATCGTCTTTAGTGTATGCTGGCTT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GAGATATTTGCCCGTCAGGGATCAAAGCCCCTTCTGTTTTTACCTCTCCTTTGGCC</text:p>
      <text:p text:style-name="Preformatted_20_Text">Masked <text:s text:c="9"/>TCTAGAGATATTTGCCCGTCAGGGATCAAAGCCCCTTCTGTTTTTACCTCTCCTTTGNNN</text:p>
      <text:p text:style-name="Preformatted_20_Text"><text:s text:c="16"/>********************************************************* <text:s text:c="2"/></text:p>
      <text:p text:style-name="Preformatted_20_Text"/>
      <text:p text:style-name="Preformatted_20_Text">Unmasked <text:s text:c="7"/>GCCTGTTTTGCCTCTCTGTCCGCCAGCTCATTTCTTTTTTCCAGTTCTGAGTTCACC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TGTGCCCTGATATGCATGATTGCTACCTTTTCACGGAGTTGGACTGCTTCAAACA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AGAATCTCTTCTGCATGTTTGATGTTCTTGCCCTGCGAATTCAATAGTCCTCTT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CAGATTGCTCCACGCGCGTGCACAACTCCAAAGGCATATTTTGAGTCTGTATAG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ACAGTTTTGCCCTGCACCAATTCCAAGGCACGGGTTAGAGCGATGATCTCTGCC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GCGGAGGTGTTGATGGGCAAAGGTCCTGACTCTATTATTTCTTGACTGGTGGTG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TAGCCAGCGTGTCTTTTACCGTTGAAGACATAACTGCTCCCATCAGTGAACCAA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GCGTTCTCCATAGGACTGTCTTTCAAGTCCAGGGGGCTCAAATATATCACTTCGATG</text:p>
      <text:p text:style-name="Preformatted_20_Text">Masked <text:s text:c="9"/>NNNNNNNNNNNNNNNNNNNNNNNNNNNNNNNNNNNNNNNNNNNNNNNNNNNNNNNNNNNN</text:p>
      <text:p text:style-name="Preformatted_20_Text"><text:soft-page-break/><text:s text:c="76"/></text:p>
      <text:p text:style-name="Preformatted_20_Text"/>
      <text:p text:style-name="Preformatted_20_Text">Unmasked <text:s text:c="7"/>GTTTCTAAGCAGTCATGATGCACTGGTTCTCCTGTGTTTCCATTGAGAAAAGAGTCT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ACAATATTGGTCACTATGATTTCCACATCATCTTGTTCTACCATTATAGCCTGA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CAAAATCCTTTGCGGGGACAGCCAATGCCCACCTTTCATCTCTAATACTCACGT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GGACACTAGCACAGTCATTTTCTGGTGCAAGGTGAATTTCTGAGCCTCCTGGACA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ATACTAAGGCTGCAACCACTTGCAAGCATCCAGGCCAGTCTTTTGCAGTCGTGTC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TTTGCAAAAGTATGCCACCGCTCAGCGATACGGGCCCCTTTCTCTCCCCCTCACTGC</text:p>
      <text:p text:style-name="Preformatted_20_Text">Masked <text:s text:c="9"/>NNNNNNNNNNNNNNNNNNNNNCGCTCAGCGATACGGGCCCCTTTCTCTCCCCCTCACTGC</text:p>
      <text:p text:style-name="Preformatted_20_Text"><text:s text:c="37"/>***************************************</text:p>
      <text:p text:style-name="Preformatted_20_Text"/>
      <text:p text:style-name="Preformatted_20_Text">Unmasked <text:s text:c="7"/>TTTTCCTGACCCTGTGCTGTTCACAGAGTTTGGAGTTCGTGAATTGGCTCTGAGCCCCCT</text:p>
      <text:p text:style-name="Preformatted_20_Text">Masked <text:s text:c="9"/>TTTTCCTGACCCTGTGCTGTTCACAGAGTTTGGAGTTCGTGAATTGGCTCTGAGCC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GAGGCCGCTTCTTAAAAGCACACCCACGCACACAACAGCACAACAACTTGGATCC</text:p>
      <text:p text:style-name="Preformatted_20_Text">Masked <text:s text:c="9"/>ACAGTGAGGCCGCTTCTTAAAAGCACACCCACGCACACAACAGCACAACAACTTGGA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TTCCCAATGTTATAAGTGCACAAACTAGTTATGGTACCGAACAAATCACACAAAGT</text:p>
      <text:p text:style-name="Preformatted_20_Text">Masked <text:s text:c="9"/>GCAATTCCCAATGTTATAAGTGCACAAACTAGTTATGGTACCGAACAAATCACAC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CAAGTGTGTTACCCATCTCTGGCTGTGGCCCTCACGGGGTTGCGGGACCACAGGCT</text:p>
      <text:p text:style-name="Preformatted_20_Text">Masked <text:s text:c="9"/>GTTTCAAGTGTGTTACCCATCTCTGGCTGTGGCCCTCACGGGGTTGCGGGACCACA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CAGGACTCCTGTGCACACACGCAGAACACAATACGTTTTAAGCTCTTAACATAGGA</text:p>
      <text:p text:style-name="Preformatted_20_Text">Masked <text:s text:c="9"/>AGATCAGGACTCCTGTGCACACACGCAGAACACAATACGTTTTAAGCTCTTAACAT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CCGGGCATTTACAAATTAAACATACAATTATTTTCTCAGTTAAGACCACCCCAGCAG</text:p>
      <text:p text:style-name="Preformatted_20_Text">Masked <text:s text:c="9"/>TACCCGGGCATTTACAAATTAAACATACAATTATTTTCTCAGTTAAGACCACCCC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ATATTATCCAAGTAACCATTAAGAATGAAGTCCGCTTACCCCTTCTCCTGCTTCT</text:p>
      <text:p text:style-name="Preformatted_20_Text">Masked <text:s text:c="9"/>CTGCAATATTATCCAAGTAACCATTAAGAATGAAGTCCGCTTACCCCTTCTCCTGC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CAGTCATTAGCAGATCCCTCGTGGCTCCCAAAGCTGGGATGCAGCGGTGACTTCCG</text:p>
      <text:p text:style-name="Preformatted_20_Text">Masked <text:s text:c="9"/>CATACAGTCATTAGCAGATCCCTCGTGGCTCCCAAAGCTGGGATGCAGCGGTGACTTC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CACTCGATCTACCCCCAAGATTGCTAGCGGCCACTCTATCGGCCAGCAAATCGCCT</text:p>
      <text:p text:style-name="Preformatted_20_Text"><text:soft-page-break/>Masked <text:s text:c="9"/>GATTCACTCGATCTACCCCCAAGATTGCTAGCGGCCACTCTATCGGCCAGCAAATCG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CTGTGGCCGCTCTACCGGCCTAACCACCCTACAGGGTACCCTCGGGAGCTATGCCAT</text:p>
      <text:p text:style-name="Preformatted_20_Text">Masked <text:s text:c="9"/>AACCTGTGGCCGCTCTACCGGCCTAACCACCCTACAGGGTACCCTCGGGAGCTATG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CCAGACATCTCTGCGCAATTTAATCCTCCTGGCTGGCTCGCCAAAACTGACACGCGG</text:p>
      <text:p text:style-name="Preformatted_20_Text">Masked <text:s text:c="9"/>ACGCCAGACATCTCTGCGCAATTTAATCCTCCTGGCTGGCTCGCCAAAACTGACACGC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CAGTGAGATTGCAAAGTAGGTATACTTTATTTCAGTGCACTGGACGCACTGGGAA</text:p>
      <text:p text:style-name="Preformatted_20_Text">Masked <text:s text:c="9"/>AAAATCAGTGAGATTGCAAAGTAGGTATACTTTATTTCAGTGCACTGGACGCACTG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TTCCCACAAAAGTGCATACCTGCTCCGGTGGCTCCCCTTGACTTTATACATAGATG</text:p>
      <text:p text:style-name="Preformatted_20_Text">Masked <text:s text:c="9"/>TAGCTTCCCACAAAAGTGCATACCTGCTCCGGTGGCTCCCCTTGACTTTATACATA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ACATATTCATATGAATTCCAAAAATGCCTACACATATTCATAACCTTTCCCCAAAA</text:p>
      <text:p text:style-name="Preformatted_20_Text">Masked <text:s text:c="9"/>TGTTACATATTCATATGAATTCCAAAAATGCCTACACATATTCATAACCTTTCCC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CGGACCTACTCCTGGAATTCATTTTCATAGTTCCCGCCCTTGGCTCATCCTGGTTGT</text:p>
      <text:p text:style-name="Preformatted_20_Text">Masked <text:s text:c="9"/>AGGCGGACCTACTCCTGGAATTCATTTTCATAGTTCCCGCCCTTGGCTCATCCTGG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GCGCAATGCTTCCTGGTGGTCGTACAATGGGGTCTTATGTGATGAGGGCAGCGAGG</text:p>
      <text:p text:style-name="Preformatted_20_Text">Masked <text:s text:c="9"/>GACTGCGCAATGCTTCCTGGTGGTCGTACAATGGGGTCTTATGTGATGAGGGCAGC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GGAGGCTGAACTTCTTTACCGCCGGACCTCACGCATGCCCTGTGGACTCCTGGCAT</text:p>
      <text:p text:style-name="Preformatted_20_Text">Masked <text:s text:c="9"/>AAGAGGAGGCTGAACTTCTTTACCGCCGGACCTCACGCATGCCCTGTGGACTCCTG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TCAAACCGCAAAGTCAGTTTCTGCTTGTTCCAAATGCTTAAGGCAGCTATGCTCAT</text:p>
      <text:p text:style-name="Preformatted_20_Text">Masked <text:s text:c="9"/>CTTGTCAAACCGCAAAGTCAGTTTCTGCTTGTTCCAAATGCTTAAGGCAGCTATGC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CTTATCAGAGGCCCAGTCCTTGGCTCATCTTCTTATCAGAGGCTCAGTCCTCGCTGA</text:p>
      <text:p text:style-name="Preformatted_20_Text">Masked <text:s text:c="9"/>CCCCTTATCAGAGGCCCAGTCCTTGGCTCATCTTCTTATCAGAGGCTCAGTCCTCG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GTTTCTTATTAGGAACTGTCCGTAATAGGCGCAGAGTAGCCCTCCTTTCGTACAACA</text:p>
      <text:p text:style-name="Preformatted_20_Text">Masked <text:s text:c="9"/>CGAGTTTCTTATTAGGAACTGTCCGTAATAGGCGCAGAGTAGCCCTCCTTTCGTAC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CGTACCTTGCATACTTCCAAGTTTACATATTTTAGCCGATTTCTATTATTTACCTAT</text:p>
      <text:p text:style-name="Preformatted_20_Text">Masked <text:s text:c="9"/>ACCCGTACCTTGCATACTTCCAAGTTTACATATTTTAGCCGATTTCTATTATTTAC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TAGTCGTGCTTATCTACTTCTAAGCATTAGCCCCCTATCAAAGGGACCTCAGAGAT</text:p>
      <text:p text:style-name="Preformatted_20_Text">Masked <text:s text:c="9"/>TCCTTAGTCGTGCTTATCTACTTCTAAGCATTAGCCCCCTATCANNNNNNNNNNNNNNNN</text:p>
      <text:p text:style-name="Preformatted_20_Text"><text:s text:c="16"/>******************************************** <text:s text:c="15"/></text:p>
      <text:p text:style-name="Preformatted_20_Text"/>
      <text:p text:style-name="Preformatted_20_Text">Unmasked <text:s text:c="7"/>CATCTAGTTCCAACCCCCCTGCCGTGGACAGGGCTGCCAGCCACTAGCTCACTAGATC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ACTGCCCAGGAACACATCCAGCCTGACCTTGAACACAGCCAGGGACGGGGCATCCACA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TCTGGGCAGCCTGTGCCAGCGCCTCACCACTCCCTCAGGGAAGAATTTCTTCCT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CCCACATAAACCTCCCCTCTTTCAGTTTTAGCCCATTCCCCCTTGTCCTACTATTA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CCCGTGTTAAAAGTCGGTCCCCCACCTGCCTGTAAGCTCCTTGAGGCTGACAGGGC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TTCCCTGGATAATCCTTTCCACCCTTCTTACAAATGGGTGTCACAGTGCCCTTC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TCACCAGGGACTTCACAAGACTACCATAACTTCTCAAATGTCATAGAGAGTGGC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GGCTGCACCAGCAAATTCCCTCAGGACTCTGGGATGCATCTCATTGGGACCCATAG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TTAATGTGAATGTTCTTCAAGTGGTTATGAACTTGATCTTCTCTTACACTGAGAGGA</text:p>
      <text:p text:style-name="Preformatted_20_Text">Masked <text:s text:c="9"/>NNNNNNNNNNNNNNNNNNNNNNNNNGGTTATGAACTTGATCTTCTCTTACACTGAGAGGA</text:p>
      <text:p text:style-name="Preformatted_20_Text"><text:s text:c="41"/>***********************************</text:p>
      <text:p text:style-name="Preformatted_20_Text"/>
      <text:p text:style-name="Preformatted_20_Text">Unmasked <text:s text:c="7"/>ACATTGCTCCCCTAGTCCCCACCTTTCAAACCATCTACTCGAGGGATGCATGAAGAGCAG</text:p>
      <text:p text:style-name="Preformatted_20_Text">Masked <text:s text:c="9"/>ACATTGCTCCCCTAGTCCCCACCTTTCAAACCATCTACTCGAGGGATGCATGAAG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CACTGAAGACTGAGGCAAAAAATCTGAAGAACAATTCAGCCTTCTCCTTGTCTGTT</text:p>
      <text:p text:style-name="Preformatted_20_Text">Masked <text:s text:c="9"/>TTGTCACTGAAGACTGAGGCAAAAAATCTGAAGAACAATTCAGCCTTCTCCTTGT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GCCTGCCTGTGTTACTCATTAGGGAGGGGACACCTTGAACTGTCTTCATACGGTTG</text:p>
      <text:p text:style-name="Preformatted_20_Text">Masked <text:s text:c="9"/>ACTAGCCTGCCTGTGTTACTCATTAGGGAGGGGACACCTTGAACTGTCTTCATACG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ACTTTGTAGAAGTCTTCCTTGTTCTTCTTTGTACTCACTGACAAGTCCAATTCCAG</text:p>
      <text:p text:style-name="Preformatted_20_Text">Masked <text:s text:c="9"/>ATCTACTTTGTAGAAGTCTTCCTTGTTCTTCTTTGTACTCACTGACAAGTCCAATT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CCTTGGCCTTCTTGACCTTTCCATACATAGCAATCCCCAAAGGAGGCCATGTTCC</text:p>
      <text:p text:style-name="Preformatted_20_Text">Masked <text:s text:c="9"/>TTCTGCCTTGGCCTTCTTGACCTTTCCATACATAGCAATCCCCAAAGGAGGCCATG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TTGCTCACCGGCATGTGGGGGGTTGAAATGATATCGTGGACTCCAAGCACAGGACT</text:p>
      <text:p text:style-name="Preformatted_20_Text">Masked <text:s text:c="9"/>AGGGTTGCTCACCGGCATGTGGGGGGTTGAAATGATATCGTGGACTCCAAGCACAG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GAGCTGCCACCTGAGCTGCCCTGCCTGCGGGCTGCTCCCAGTGCGCTGGCACTGCC</text:p>
      <text:p text:style-name="Preformatted_20_Text">Masked <text:s text:c="9"/>GATGGAGCTGCCACCTGAGCTGCCCTGCCTGCGGGCTGCTCCCAGTGCGCTGGCACTGC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CTGCAGATTTTCTGCACTGATGCAGGGCACTCTCCTCCTCCCTGCTGAGTTTGCCTTGG</text:p>
      <text:p text:style-name="Preformatted_20_Text">Masked <text:s text:c="9"/>CCTGCAGATTTTCTGCACTGATGCAGGGCACTCTCCTCCTCCCTGCTGAGTTTGCC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CACGCAGCTGTGTCACCCTTTGGTGCACACGATGCGAGCCCTCAGCTTTGGCATTTA</text:p>
      <text:p text:style-name="Preformatted_20_Text">Masked <text:s text:c="9"/>AGCCACGCAGCTGTGTCACCCTTTGGTGCACACGATGCGAGCCCTCAGCTTTGGCA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TGTGTGGGTACTTGCTGTCTCCCAGTACTGTCAGACCCCCACATGGTGCCCAAGTA</text:p>
      <text:p text:style-name="Preformatted_20_Text">Masked <text:s text:c="9"/>CCTCTGTGTGGGTACTTGCTGTCTCCCAGTACTGTCAGACCCCCACATGGTGCCC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AACACTTTGCAAGCACCAAGTTCTCCACCTCTGTGGCCTCTTGCAGTCTTCTCCTC</text:p>
      <text:p text:style-name="Preformatted_20_Text">Masked <text:s text:c="9"/>ATGAAACACTTTGCAAGCACCAAGTTCTCCACCTCTGTGGCCTCTTGCAGTCTTCT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TCATTGCAGGTGCCACCACCGACATGCAGAGAACTTCATAGGTACAGGACTTATG</text:p>
      <text:p text:style-name="Preformatted_20_Text">Masked <text:s text:c="9"/>TCTCATCATTGCAGGTGCCACCACCGACATGCAGAGAACTTCATAGGTACAGGAC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GACAGGGAACTGGTAGTGCAGGCTTTTTTGGTTCTTCCATTCTGCAAACCTTCCTG</text:p>
      <text:p text:style-name="Preformatted_20_Text">Masked <text:s text:c="9"/>AATGGACAGGGAACTGGTAGTGCAGGCTTTTTTGGTTCTTCCATTCTGCAAACCT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AACGGTCCTTCAGGACAGGAGAAGTGAGGTGCTGTGTTGGATTGTTGCATGCTGAA</text:p>
      <text:p text:style-name="Preformatted_20_Text">Masked <text:s text:c="9"/>TCATAACGGTCCTTCAGGACAGGAGAAGTGAGGTGCTGTGTTGGATTGTTGCATG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CTTCTGAATCATAGAACTATAGAATGGCTTGTGTTGGAAGGGACCTTCAAGGCCAC</text:p>
      <text:p text:style-name="Preformatted_20_Text">Masked <text:s text:c="9"/>GCCACTTCTGAATNNNNNNNNNNNNNNNNNNNNNNNNNNNNNNNNNNNNNNNNNNNNNNN</text:p>
      <text:p text:style-name="Preformatted_20_Text"><text:s text:c="16"/>************* <text:s text:c="46"/></text:p>
      <text:p text:style-name="Preformatted_20_Text"/>
      <text:p text:style-name="Preformatted_20_Text">Unmasked <text:s text:c="7"/>CCAGTTCCAAGCCATCTGCCATGGGCTGGTGGCCACTCACTGGATCAGGCTGAACAC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GAATGGAACATCCACAGTTTCTCTGGGCAGCCTGGGCCAGTGCCTCACAACCCTCC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CAAAAAAATCCCTCCTCACATCTCACCTAAATCTCCCCTCTTTTAGTTTAAAACTGC</text:p>
      <text:p text:style-name="Preformatted_20_Text">Masked <text:s text:c="9"/>NNNNNNNNNNNNNNNNNNNNNNNNNNNNNNNNNNNNNNNNNNNNNNNNNNNNNNNNNTGC</text:p>
      <text:p text:style-name="Preformatted_20_Text"><text:s text:c="73"/>***</text:p>
      <text:p text:style-name="Preformatted_20_Text"/>
      <text:p text:style-name="Preformatted_20_Text">Unmasked <text:s text:c="7"/>TCATAAATTGGTTTTGAGCTCTCTCTTTGCTTTGCCTCACTCCCTCTCTCCTAGCCCTTC</text:p>
      <text:p text:style-name="Preformatted_20_Text">Masked <text:s text:c="9"/>TCATAAATTGGTTTTGAGCTCTCTCTTTGCTTTGCCTCACTCCCTCTCTCCTAGCC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CAAGCACCAGGGCAGTGCTGTCCAAGCCTACACTCCAGGAGCCTCCTGGATTGCT</text:p>
      <text:p text:style-name="Preformatted_20_Text">Masked <text:s text:c="9"/>CTTTCCAAGCACCAGGGCAGTGCTGTCCAAGCCTACACTCCAGGAGCCTCCTGGA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ACACACCATGTTTCTTTCCTAGCAGACATCTGCGTGATTGAAAGACCCCATCAGGA</text:p>
      <text:p text:style-name="Preformatted_20_Text">Masked <text:s text:c="9"/>GGAAACACACCATGTTTCTTTCCTAGCAGACATCTGCGTGATTGAAAGACCCCATC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GCCTGCAAGCATGACACTTCTTGCAACTGAATCAAGGAGGCCTCATCACCAGGCT</text:p>
      <text:p text:style-name="Preformatted_20_Text">Masked <text:s text:c="9"/>TGAAAGCCTGCAAGCATGACACTTCTTGCAACTGAATCAAGGAGGCCTCATCACCAGGC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CCCTTTTCCAGGCAGCTTGTAGTTGACCTCTACCACCAGATGTTCCTTATTGGTCCAGT</text:p>
      <text:p text:style-name="Preformatted_20_Text">Masked <text:s text:c="9"/>CCCCTTTTCCAGGCAGCTTGTAGTTGACCTCTACCACCAGATGTTCCTTATTGGTC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AATGTTAAACCACAAGCTCTCGACCTGATCTTGGCTGCTTTTTGGAGGCAGCACTT</text:p>
      <text:p text:style-name="Preformatted_20_Text">Masked <text:s text:c="9"/>CCTTAATGTTAAACCACAAGCTCTCGACCTGATCTTGGCTGCTTTTTGGAGGCAGC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TTTATCGACATTTTATCCCTACACCTCCTGCCCTGCCTATGCCTTTTAAGAAGGT</text:p>
      <text:p text:style-name="Preformatted_20_Text">Masked <text:s text:c="9"/>CACAGTTTATCGACATTTTATCCCTACACCTCCTGCCCTGCCTATGCCTTTTAAGA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GCGCTTGATTGCTTTGCTCCAGCTGTATAATTCATCCCACCATGTTTCCGTGAGAG</text:p>
      <text:p text:style-name="Preformatted_20_Text">Masked <text:s text:c="9"/>TGTAGCGCTTGATTGCTTTGCTCCAGCTGTATAATTCATCCCACCATGTTTCCGTG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AGGTCATAGTTTTCTAACTGCACCATGGCTTCCTTCTCCTCCTGCTTATTTCCCT</text:p>
      <text:p text:style-name="Preformatted_20_Text">Masked <text:s text:c="9"/>CAATTAGGTCATAGTTTTCTAACTGCACCATGGCTTCCTTCTCCTCCTGCTTATTT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TGCGTATTGGTGTAAGGGCCCTTCAGCTGGTCTATTTGCTATGTCACCTTCTTGA</text:p>
      <text:p text:style-name="Preformatted_20_Text">Masked <text:s text:c="9"/>TGCTGTGCGTATTGGTGTAAGGGCCCTTCAGCTGGTCTATTTGCTATGTCACCTTC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ACCCTCCCAAATTCCTTTGGGGCAAATCTGAGTTTTCCCCCCACTGCATCCCAAGG</text:p>
      <text:p text:style-name="Preformatted_20_Text">Masked <text:s text:c="9"/>AGGAACCCTCCCAAATTCCTTTGGGGCAAATCTGAGTTTTCCCCCCACTGCATCCC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AGTTTTTCCTGGCTCTTTCCTGTCACACAGAATTATATTCCCTTCCCCCATCGAAT</text:p>
      <text:p text:style-name="Preformatted_20_Text">Masked <text:s text:c="9"/>TGACAGTTTTTCCTGGCTCTTTCCTGTCACACAGAATTATATTCCCTTCCCCCATC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TTGAAAGACCTGGTAATCAGTCCAGCCAGCTTGCCACCTGAAACATTCTTGCCTCT</text:p>
      <text:p text:style-name="Preformatted_20_Text">Masked <text:s text:c="9"/>CTAGTTGAAAGACCTGGTAATCAGTCCAGCCAGCTTGCCACCTGAAACATTCTTGC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GTCAGCTGCATCCCATGAGTTGCAAACGCAGAAGGCTAAAACCACAGCATGAAAAA</text:p>
      <text:p text:style-name="Preformatted_20_Text">Masked <text:s text:c="9"/>CCTTGTCAGCTGCATCCCATGAGTTGCAAACGCAGAAGGCTAAAACCACAGCATG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TAAGAAAGGGGTACATTCCTCTCATCTCTCATAATAACTTGTGTCACATAGAGTTC</text:p>
      <text:p text:style-name="Preformatted_20_Text">Masked <text:s text:c="9"/>TGCTTAAGAAAGGGGTACATTCCTCTCATCTCTCATAATAACTTGTGTCACATAGA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CTTTGGTTTTCATTCCATGTTTTAAAGCTAACCATAACATGAGTGTTCTTTCTTT</text:p>
      <text:p text:style-name="Preformatted_20_Text">Masked <text:s text:c="9"/>TTTTCCTTTGGTTTTCATTCCATGTTTTAAAGCTAACCATAACATGAGTGTTCTTT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ATACCCACTCCACCTTGTACAGAATACCTATGTTATGAGAAATCACTGGGAAAAAG</text:p>
      <text:p text:style-name="Preformatted_20_Text">Masked <text:s text:c="9"/>TATCATACCCACTCCACCTTGTACAGAATACCTATGTTATGAGAAATCACTGGGA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AGCTAAGGGAAAACTAATAAAAGGGATGGGGATGTTTAGTGTCTGAAGTGGTATGG</text:p>
      <text:p text:style-name="Preformatted_20_Text">Masked <text:s text:c="9"/>GTAGAGCTAAGGGAAAACTAATAAAAGGGATGGGGATGTTTAGTGTCTGAAGTGGT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TGCTAACTGGGAACCAGAAAGACACTAGATTCAAAGATCTTATAAAGCGATACAGG</text:p>
      <text:p text:style-name="Preformatted_20_Text"><text:soft-page-break/>Masked <text:s text:c="9"/>TACATGCTAACTGGGAACCAGAAAGACACTAGATTCAAAGATCTTATAAAGCGATA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GCAAATCAAACAATGTAATGTTCAAGACTCATCACAAATCAAAATAAACTAGCATA</text:p>
      <text:p text:style-name="Preformatted_20_Text">Masked <text:s text:c="9"/>CATGGCAAATCAAACAATGTAATGTTCAAGACTCATCACAAATCAAAATAAACTAG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AATGGTAATAATACTAATTTGAACAGAAAAGGAAAGACGGTAGGTGAATTTTTCAT</text:p>
      <text:p text:style-name="Preformatted_20_Text">Masked <text:s text:c="9"/>AGTTAATGGTAATAATACTAATTTGAACAGAAAAGGAAAGACGGTAGGTGAATTT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GCCATTCTCAGTGTTGTCTTTTTGCCAAAAGTTCTAAATCCAAATATAGAATGAA</text:p>
      <text:p text:style-name="Preformatted_20_Text">Masked <text:s text:c="9"/>CTGAAGCCATTCTCAGTGTTGTCTTTTTGCCAAAAGTTCTAAATCCAAATATAGA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AGAAAATACGTGTTTATTAGTTCATAGCCGTTCTGTGACACAAACAGGTGGAATA</text:p>
      <text:p text:style-name="Preformatted_20_Text">Masked <text:s text:c="9"/>AAAATAGAAAATACGTGTTTATTAGTTCATAGCCGTTCTGTGACACAAACAGGTG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TATCATCATGTGTTTTTTTATTATGCTAGGGACAATTTTATCTAAAATCTTTAAA</text:p>
      <text:p text:style-name="Preformatted_20_Text">Masked <text:s text:c="9"/>ATTAATATCATCATGTGTTTTTTTATTATGCTAGGGACAATTTTATCTAAAATCT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ATAGAAAAAATCAGTGTGTAACCTGTGATACCTGAACTCCGCAGAATTATTTCTTC</text:p>
      <text:p text:style-name="Preformatted_20_Text">Masked <text:s text:c="9"/>TCCTATAGAAAAAATCAGTGTGTAACCTGTGATACCTGAACTCCGCAGAATTATT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TCCTTTAGAAAACGAATCATTATAGTTCATGTCCTCCAAACAGCAACAATTTAAA</text:p>
      <text:p text:style-name="Preformatted_20_Text">Masked <text:s text:c="9"/>AGTGTTCCTTTAGAAAACGAATCATTATAGTTCATGTCCTCCAAACAGCAACAAT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AAGAAATAATTATTTGTTGATACTGATAGTAATATTTTCCTGTGTTTTCCTAATA</text:p>
      <text:p text:style-name="Preformatted_20_Text">Masked <text:s text:c="9"/>CAATTAAGAAATAATTATTTGTTGATACTGATAGTAATATTTTCCTGTGTTTTCCNNNNN</text:p>
      <text:p text:style-name="Preformatted_20_Text"><text:s text:c="16"/>******************************************************* <text:s text:c="4"/></text:p>
      <text:p text:style-name="Preformatted_20_Text"/>
      <text:p text:style-name="Preformatted_20_Text">Unmasked <text:s text:c="7"/>GAATTTAATACATATACATATATAAAATAATGAGAATAGAATGTAGAAACAATCAGAACA</text:p>
      <text:p text:style-name="Preformatted_20_Text">Masked <text:s text:c="9"/>NNNNNNNNNNNNNNNNNNNNNNNNNNNNNNNNNNNNNNNNNNNNNGAAACAATCAGAACA</text:p>
      <text:p text:style-name="Preformatted_20_Text"><text:s text:c="61"/>***************</text:p>
      <text:p text:style-name="Preformatted_20_Text"/>
      <text:p text:style-name="Preformatted_20_Text">Unmasked <text:s text:c="7"/>AATAATAACTTTCTTCAACAGACAGCAGTTCTACCTTGACTTACTTTCCTCAGCCATCTC</text:p>
      <text:p text:style-name="Preformatted_20_Text">Masked <text:s text:c="9"/>AATAATAACTTTCTTCAACAGACAGCAGTTCTACCTTGACTTACTTTCCTCAGCCA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AGCTAATAAGTAAATTTAGTAAATGTTACTTTTCAAGTAATATTTCATAAAGAATC</text:p>
      <text:p text:style-name="Preformatted_20_Text">Masked <text:s text:c="9"/>AGTAAGCTAATAAGTAAATTTAGTAAATGTTACTTTTCAAGTAATATTTCATAAAG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CATTCCCAATTACTTTACTATCATGAGCATCTCAAAGGGAGAAAATCTATCTTGATT</text:p>
      <text:p text:style-name="Preformatted_20_Text">Masked <text:s text:c="9"/>GGTCATTCCCAATTACTTTACTATCATGAGCATCTCAAAGGGAGAAAATCTATCTT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TGCCTTATTGCAACAATACTCTGCCTGCTGCTTTTTTTCAGTATTTTTTCTTCACT</text:p>
      <text:p text:style-name="Preformatted_20_Text">Masked <text:s text:c="9"/>AGGTTGCCTTATTGCAACAATACTCTGCCTGCTGCTTTTTTTCAGTATTTTTTCTT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CAGACCTTCATTCACAGTTTTCCTCACTAATCTAAGCAGAAAATGTATCTTTCTAT</text:p>
      <text:p text:style-name="Preformatted_20_Text">Masked <text:s text:c="9"/>TCTGCAGACCTTCATTCACAGTTTTCCTCACTAATCTAAGCAGAAAATGTATCTTTCTA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CCTCAGACCCTGCTGGATTTATTTCATTTTAAGCAAAAAGGAAGTGTGGCATACTATTTA</text:p>
      <text:p text:style-name="Preformatted_20_Text">Masked <text:s text:c="9"/>CCTCAGACCCTGCTGGATTTATTTCATTTTAAGCAAAAAGGAAGTGTGGCATACTA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CAGATTGAGTCAGAAGGTAGTTATCCAAACTTAACTGATGAAAATAACAGTATACT</text:p>
      <text:p text:style-name="Preformatted_20_Text">Masked <text:s text:c="9"/>TCTGCAGATTGAGTCAGAAGGTAGTTATCCAAACTTAACTGATGAAAATAACAGTA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CACCACCTTGTGTTGAAATGAAAAGGGTGCATACTCCATTTCAGTTTGGAGTAGTA</text:p>
      <text:p text:style-name="Preformatted_20_Text">Masked <text:s text:c="9"/>ACAGCACCACCTTGTGTTGAAATGAAAAGGGTGCATACTCCATTTCAGTTTGGAGT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TTGCTCAAGAATAGCAAGCAGAAGTAGGATATTCAGGCATGTTCAGAAGCAGCTACT</text:p>
      <text:p text:style-name="Preformatted_20_Text">Masked <text:s text:c="9"/>CGATTGCTCAAGAATAGCAAGCAGAAGTAGGATATTCAGGCATGTTCAGAAGCAGC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ATTTTTGTTATAACGAGTAACTGAAGTCTTGTATGTATAGATGTGTAGTAGTGGT</text:p>
      <text:p text:style-name="Preformatted_20_Text">Masked <text:s text:c="9"/>TTATTATTTTTGTTATAACGAGTAACTGAAGTCTTGTATGTATAGATGTGTAGTAG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GTAACTTTGATGAATTGATACTCATTTTCCACGCTTAGCTATGTACAGAGGCATGT</text:p>
      <text:p text:style-name="Preformatted_20_Text">Masked <text:s text:c="9"/>GCTGGTAACTTTGATGAATTGATACTCATTTTCCACGCTTAGCTATGTACAGAGGC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GACATACTGTATTCTCTGTAAAGACTGAAAACTATGAAAAATAAAGGCAAAAAACA</text:p>
      <text:p text:style-name="Preformatted_20_Text">Masked <text:s text:c="9"/>ATCAGACATACTGTATTCTCTGTAAAGACTGAAAACTATGAAAAATAAAGGCAAA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AGAATCCTCAAAGGAGCAGTTGTTTTTGGAAGCATCTGTTACACATTGGTACATAG</text:p>
      <text:p text:style-name="Preformatted_20_Text">Masked <text:s text:c="9"/>ATACAGAATCCTCAAAGGAGCAGTTGTTTTTGGAAGCATCTGTTACACATTGGTAC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TAGAACTACAATCAATATGTGCTGTCTTTTCAGGGTTTGTGATAGAATCGTAGAA</text:p>
      <text:p text:style-name="Preformatted_20_Text">Masked <text:s text:c="9"/>ATATATAGAACTACAATCAATATGTGCTGTCTTTTCAGGGTTTGTGATAGAATCGTAGAN</text:p>
      <text:p text:style-name="Preformatted_20_Text"><text:s text:c="16"/>*********************************************************** </text:p>
      <text:p text:style-name="Preformatted_20_Text"/>
      <text:p text:style-name="Preformatted_20_Text">Unmasked <text:s text:c="7"/>TCACAGGGTCACAGAATCACTAAGGTTGGAAAAGACCTCTAAGATCATCTAGTCCAA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GAGCCCAATACCACTATCCCCACAAAATCATGCCCTTGTGTCACACTTACACATTT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CACCTCTAGGGACAGTAACTCCACCACTTCCCTGGGCAGCCTGTTCCAATGCCTG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CTCTCTCAGAACTTTTCCTAATATCCAATGTGAACCTCACCTGGCACAGCTTGAG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ACCTCTCATCCTATCACTGTTACCTGGGAGAAGAGGCCAACCCTCACCTCACCAC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TTTTTCAAGTGGTTGTAGAGAGCAATAAGGTCTCTACGTGTGCTGACACTGCCTTTT</text:p>
      <text:p text:style-name="Preformatted_20_Text">Masked <text:s text:c="9"/>NNNNNNNNNNNNNNNNNNNNNNNNNNNNNNNNNNNNNTACGTGTGCTGACACTGCCTTTT</text:p>
      <text:p text:style-name="Preformatted_20_Text"><text:s text:c="53"/>***********************</text:p>
      <text:p text:style-name="Preformatted_20_Text"><text:soft-page-break/></text:p>
      <text:p text:style-name="Preformatted_20_Text">Unmasked <text:s text:c="7"/>TTGAAGCGTTACCTGTCCTGTATTCCTCTTGTAGGATCAACATTTTAGGGATGCAGCTGA</text:p>
      <text:p text:style-name="Preformatted_20_Text">Masked <text:s text:c="9"/>TTGAAGCGTTACCTGTCCTGTATTCCTCTTGTAGGATCAACATTTTAGGGATGCAG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GCCAGCCCCTTTGACAACGACTTTTTCAATGGTCTTTGTGAAAGTGTGTGTGATGGGA</text:p>
      <text:p text:style-name="Preformatted_20_Text">Masked <text:s text:c="9"/>CGGCCAGCCCCTTTGACAACGACTTTTTCAATGGTCTTTGTGAAAGTGTGTGTGAT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GTGGACGTAGGGCCACAAGCCTCAGAATATTGGTGTTCTTACTTAAGATGCAAGTT</text:p>
      <text:p text:style-name="Preformatted_20_Text">Masked <text:s text:c="9"/>ACATGTGGACGTAGGGCCACAAGCCTCAGAATATTGGTGTTCTTACTTAAGATGCA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GTGCAATGGACATCTTAACTGAATGCTGATTCCTGACATGCTCTCAGAAGGCTTG</text:p>
      <text:p text:style-name="Preformatted_20_Text">Masked <text:s text:c="9"/>CTTCTGTGCAATGGACATCTTAACTGAATGCTGATTCCTGACATGCTCTCAGAAGG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ATCTTTGAGTAAGGTAGCAGCAGCTTTTTAGCATCAAGTTTTTGATAAAGTCCAGA</text:p>
      <text:p text:style-name="Preformatted_20_Text">Masked <text:s text:c="9"/>GCACATCTTTGAGTAAGGTAGCAGCAGCTTTTTAGCATCAAGTTTTTGATAAAGTC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CACATGTTAGTTTATGATATTCTTTAGTAAATAGGCTACATTACTCCAGACANNNN</text:p>
      <text:p text:style-name="Preformatted_20_Text">Masked <text:s text:c="9"/>AGGACACATGTTAGTTTATGATATTCTTTAGTAAATAGGCTACATTACTCCAGACA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AGGGGGGTGGTATTTGCATTCATTTTCACTTATTAGAAGTCCAAGAAGAGTTTTGT</text:p>
      <text:p text:style-name="Preformatted_20_Text">Masked <text:s text:c="9"/>NNNNAGGGGGGTGGTATTTGCATTCATTTTCACTTATTAGAAGTCCAAGAAGAGTT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TCAGAAAATCTGAACAATTCTGGCTCTTTCCCAAAGCTCACAAAAGCAAAAAATCAT</text:p>
      <text:p text:style-name="Preformatted_20_Text">Masked <text:s text:c="9"/>GCCTCAGAAAATCTGAACAATTCTGGCTCTTTCCCAAAGCTCACAAAAGCAAAAAATCA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AAAATAGCATGGGGTGTAGTAGGAGGAGGAGACTAGGTCATAGGTACACTTGATGAATA</text:p>
      <text:p text:style-name="Preformatted_20_Text">Masked <text:s text:c="9"/>TAAAATAGCATGGGGTGTAGTAGGAGGAGGAGACTAGGTCATAGGTACACTTGAT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AAGTTGAGCAATGGTTTTTGTCATTAAAAGGTACCTCTGGCAGGAAAAAAAAAAAA</text:p>
      <text:p text:style-name="Preformatted_20_Text">Masked <text:s text:c="9"/>CTCTAAGTTGAGCAATGGTTTTTGTCATTAAAAGGTACCTCTGGCAGGNNNNNNNNNNNN</text:p>
      <text:p text:style-name="Preformatted_20_Text"><text:s text:c="16"/>************************************************ <text:s text:c="11"/></text:p>
      <text:p text:style-name="Preformatted_20_Text"/>
      <text:p text:style-name="Preformatted_20_Text">Unmasked <text:s text:c="7"/>AAAAAAAAAAAGAAAAAAAGAAAATTCAAAACAAAGTGGGGGGNGGCAAAAAACAATACA</text:p>
      <text:p text:style-name="Preformatted_20_Text">Masked <text:s text:c="9"/>NNNNNNNNNNNNNNNNNNNNNNNNNNNNNNNNNNNGTGGGGGGNGGCAAAAAACAATACA</text:p>
      <text:p text:style-name="Preformatted_20_Text"><text:s text:c="51"/>*************************</text:p>
      <text:p text:style-name="Preformatted_20_Text"/>
      <text:p text:style-name="Preformatted_20_Text">Unmasked <text:s text:c="7"/>GAATCCTCAAAGGAGCAGTTGTTTTTGGAAGCATCTGTTACACATTGGTACATAGATATA</text:p>
      <text:p text:style-name="Preformatted_20_Text">Masked <text:s text:c="9"/>GAATCCTCAAAGGAGCAGTTGTTTTTGGAAGCATCTGTTACACATTGGTACATAG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ACTACAATCAATATGTGCTGTCTTTTCAGGGTTTGTGATAGAATCGTAGAATCACA</text:p>
      <text:p text:style-name="Preformatted_20_Text">Masked <text:s text:c="9"/>TAGAACTACAATCAATATGTGCTGTCTTTTCAGGGTTTGTGATAGAATCGTAGANNNNNN</text:p>
      <text:p text:style-name="Preformatted_20_Text"><text:s text:c="16"/>****************************************************** <text:s text:c="5"/></text:p>
      <text:p text:style-name="Preformatted_20_Text"/>
      <text:p text:style-name="Preformatted_20_Text">Unmasked <text:s text:c="7"/>GGGTCACAGAATCACTAAGGTTGGAAAAGACCTCTAAGATCATCTAGTCCAACCACG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ATACCACTATCCCCACAAAATCATGCCCTTGTGTCACACTTACACATTTCTTGA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CTAGGGACAGTAACTCCACCACTTCCCTGGGCAGCCTGTTCCAATGCCTGACCA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AGAACTTTTCCTAATATCCAATGTGAACCTCACCTGGCACAGCTTGAGGCCATT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CTCATCCTATCACTGTTACCTGGGAGAAGAGGCCAACCCTCACCTCACCACAACC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CAAGTGGTTGTAGAGAGCAATAAGGTCTCTACGTGTGCTGACACTGCCTTTTTTGAA</text:p>
      <text:p text:style-name="Preformatted_20_Text">Masked <text:s text:c="9"/>NNNNNNNNNNNNNNNNNNNNNNNNNNNNNNNNTACGTGTGCTGACACTGCCTTTTTTGAA</text:p>
      <text:p text:style-name="Preformatted_20_Text"><text:s text:c="48"/>****************************</text:p>
      <text:p text:style-name="Preformatted_20_Text"/>
      <text:p text:style-name="Preformatted_20_Text">Unmasked <text:s text:c="7"/>GCGTTACCTGTCCTGTATTCCTCTTGTAG<text:span text:style-name="T1">GATCAACATTTTAGGGATGCAGCTGACGGCC</text:span></text:p>
      <text:p text:style-name="Preformatted_20_Text">Masked <text:s text:c="9"/>GCGTTACCTGTCCTGTATTCCTCTTGTAG<text:span text:style-name="T1">GATCAACATTTTAGGGATGCAGCTGACGGC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CCCCTTTGACAACGACTTTTTCAATGGTCTTTGTGAAAGTGTGTGTGATGGGAACATG</text:span></text:p>
      <text:p text:style-name="Preformatted_20_Text">Masked <text:s text:c="9"/><text:span text:style-name="T1">AGCCCCTTTGACAACGACTTTTTCAATGGTCTTTGTGAAAGTGTGTGTGATGGGAACA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GACGTAGGGCCACAAGCCTCAGAATATTGGTGTTCTTACTTAAGAT</text:span>GCAAGTTCTTCT</text:p>
      <text:p text:style-name="Preformatted_20_Text">Masked <text:s text:c="9"/><text:span text:style-name="T1">TGGACGTAGGGCCACAAGCCTCAGAATATTGGTGTTCTTACTTAAGAT</text:span>GCAAGTTC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AATGGACATCTTAACTGAATGCTGATTCCTGACATGCTCTCAGAAGGCTTGGCACA</text:p>
      <text:p text:style-name="Preformatted_20_Text"><text:soft-page-break/>Masked <text:s text:c="9"/>GTGCAATGGACATCTTAACTGAATGCTGATTCCTGACATGCTCTCAGAAGGCTTGG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GAGTAAGGTAGCAGCAGCTTTTTAGCATCAAGTTTTTGATAAAGTCCAGAAGGAC</text:p>
      <text:p text:style-name="Preformatted_20_Text">Masked <text:s text:c="9"/>TCTTTGAGTAAGGTAGCAGCAGCTTTTTAGCATCAAGTTTTTGATAAAGTCCAGAAG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GTTAGTTTATGATATTCTTTAGTAAATAGGCTACATTACTCCAGACAATATCCTAT</text:p>
      <text:p text:style-name="Preformatted_20_Text">Masked <text:s text:c="9"/>ACATGTTAGTTTATGATATTCTTTAGTAAATAGGCTACATTACTCCAGACAATATC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TTATTTTTGCATCTGTGCATAGTAAATAAAAGTGTCTTTCTGGAATACTTACAAAT</text:p>
      <text:p text:style-name="Preformatted_20_Text">Masked <text:s text:c="9"/>ATGTTTATTTTTGCATCTGTGCATAGTAAATAAAAGTGTCTTTCTGGAATACTTAC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AGATGATATGAACAGAAGATGTAATAAAAGGGAATATGATACCCATCTTTTACTG</text:p>
      <text:p text:style-name="Preformatted_20_Text">Masked <text:s text:c="9"/>TGAATAGATGATATGAACAGAAGATGTAATAAAAGGGAATATGATACCCATCTTTT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GAGCAGCAATCAAGACATTTACAAGAACACAAAAAAGACTATAAAAATGCAGGAAT</text:p>
      <text:p text:style-name="Preformatted_20_Text">Masked <text:s text:c="9"/>GACAGAGCAGCAATCAAGACATTTACAAGAACACAAAAAAGACTATAAAAATGCAG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TTGTAGTAATGGTGCTTAGGTTTCTTAATCAGTGATAAGATTCTATGTTCCACTGA</text:p>
      <text:p text:style-name="Preformatted_20_Text">Masked <text:s text:c="9"/>AACATTGTAGTAATGGTGCTTAGGTTTCTTAATCAGTGATAAGATTCTATGTTCC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AACTAATAGCTTTCTTAAGATTCAGACTATGATTTTCAGTGAGCTTTGAATACTA</text:p>
      <text:p text:style-name="Preformatted_20_Text">Masked <text:s text:c="9"/>AAAGTAACTAATAGCTTTCTTAAGATTCAGACTATGATTTTCAGTGAGCTTTGAAT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CCCACAATGTTAATTATCCAAGAAACAGTTATTTCTGAAGCATTTCAGAAATGAA</text:p>
      <text:p text:style-name="Preformatted_20_Text">Masked <text:s text:c="9"/>GAATACCCACAATGTTAATTATCCAAGAAACAGTTATTTCTGAAGCATTTCAGAA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GTATTTCATTAAATAAATGCTTTGCCTATCACTATAGGCAGGAACTTCATAGAAC</text:p>
      <text:p text:style-name="Preformatted_20_Text">Masked <text:s text:c="9"/>AAGAAGTATTTCATTAAATAAATGCTTTGCCTATCACTATAGGCAGGAACTTCAT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ACATTTTAAACCAGACTCTGCCCAAAAATCTGCTAAAATATACAAAAGTAAACAAT</text:p>
      <text:p text:style-name="Preformatted_20_Text">Masked <text:s text:c="9"/>ATTGACATTTTAAACCAGACTCTGCCCAAAAATCTGCTAAAATATACAAAAGTAAA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CATAGGTATTCTGAATTAGCTGTTGTCTGCTATAGGAAAAGGAAGAAAAATCTGA</text:p>
      <text:p text:style-name="Preformatted_20_Text">Masked <text:s text:c="9"/>ACAAACATAGGTATTCTGAATTAGCTGTTGTCTGCTATAGGAAAAGGAAGAAAAAT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TGATTCATTTCAGAGCTTAGGATCTACTAGCAAGTCTTGTTTGTATTCTAGGAAAG</text:p>
      <text:p text:style-name="Preformatted_20_Text">Masked <text:s text:c="9"/>GCTCTGATTCATTTCAGAGCTTAGGATCTACTAGCAAGTCTTGTTTGTATTCTAGG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AGAGACTACTATTCCATGAATGTAAAGGAACAGTTGACTGATGACAGTGTTATGTG</text:p>
      <text:p text:style-name="Preformatted_20_Text">Masked <text:s text:c="9"/>AGTTAGAGACTACTATTCCATGAATGTAAAGGAACAGTTGACTGATGACAGTGTTA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GATTTAACAGTCACTGAAATATTGTACCTGCAAATTTTTGTTGATTTTTGAACACT</text:p>
      <text:p text:style-name="Preformatted_20_Text">Masked <text:s text:c="9"/>CTGAGATTTAACAGTCACTGAAATATTGTACCTGCAAATTTTTGTTGATTTTTGAACAC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AGCTGATCCAGACGAGGTGGTTGGGNNNNNNNNNNNNNNNNNNNNNNNNNNNNNNNNNN</text:p>
      <text:p text:style-name="Preformatted_20_Text">Masked <text:s text:c="9"/>GAGCTGATCCAGACGAGGTGGTTGGG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NNNNNNNNNNNNNNNNNNNNNNAGTGACAAAA</text:p>
      <text:p text:style-name="Preformatted_20_Text">Masked <text:s text:c="9"/>NNNNNNNNNNNNNNNNNNNNNNNNNNNNNNNNNNNNNNNNNNNNNNNNNNAGTGA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CAGATTCTAATGCAAGTTGGAGTGATATTTTTCTGAAAAGTCAGGAATCACCTCATG</text:p>
      <text:p text:style-name="Preformatted_20_Text">Masked <text:s text:c="9"/>AGGCAGATTCTAATGCAAGTTGGAGTGATATTTTTCTGAAAAGTCAGGAATCACCT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AAATGTTTGGGAGATTTTGTACAACTGTTTTCAAACTAAATTCAAGTGATTTCAC</text:p>
      <text:p text:style-name="Preformatted_20_Text">Masked <text:s text:c="9"/>TTTGTAAATGTTTGGGAGATTTTGTACAACTGTTTTCAAACTAAATTCAAGTGATT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TTCAGCTTTTTGGTTCATTTTTTTTCTAATTATTTTTGGTATTATATATTGAACAT</text:p>
      <text:p text:style-name="Preformatted_20_Text">Masked <text:s text:c="9"/>TGACTTCAGCTTTTTGGTTCATTTTTTTTCTAATTATTTTTGGTATTATATATTGA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TGTTGAGTGCTGCCTGACCAACATAGTGGCCTTCTGTGGTGGCGTAACTGAATCAG</text:p>
      <text:p text:style-name="Preformatted_20_Text">Masked <text:s text:c="9"/>GAGATGTTGAGTGCNNNNNNNNNNNNNNNNNNNNNNNNNNNNNNNNNNNNNNNNNNNNNN</text:p>
      <text:p text:style-name="Preformatted_20_Text"><text:s text:c="16"/>************** <text:s text:c="45"/></text:p>
      <text:p text:style-name="Preformatted_20_Text"/>
      <text:p text:style-name="Preformatted_20_Text">Unmasked <text:s text:c="7"/>TGGACGAGGAAAGAGCCACTGACGGCATCTATCTGGGCTTCAGGAAGCCCTTTGACA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CCAATAACATCCTTCTGTCTAAACCGGAAAGATATGGATTTGATGGGTGGACTC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GGATGAGAAACTGATTGCCAGATCGCATCCAGAGAGTGGTGGTCAATGGCTCCA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GATGGGAATCAGCGATGAGTGGTGTCCCTCGGGGGTCCGTTCTGGGACCGATAC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GTGTCTTCATCAATGACATCGACAGTGGGATTGACTGCACCCTCAGCAAGTTTG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ACACCAAGCTGTGTGGTGTTGTCGACATGCCTGAGGGACAGGATGCCATCCAGA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CTAGACAGACTGGAGCAGTGGGCCCAGGCTAATCTCATGAGCTTCAACAAAGCAAA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AAGGTCTGGCACCTGGGTCGTGGCAACCACTGCTATCAATACAAGCTGGGGGATGC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GGGTTGAGCAGAGCCCTGCTGAAAGGGACTTGGGGGTACTGGTGGATGACAAGCTGG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GCCAGCAGTGTGCCCTTGCAGCCCTCAAAGCCAACCACATCCTGGGCTGCATCC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AGCGTGGCCAGCAGGGCCAGGGAGGTCATCCCATCCCACTGCTCTGCCTTGGTGAG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ACCTGGAGTGCTGTGTCCAGATGGGGAGTCCTCAGTACAGGAGGGACATGGAG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AGTGTATCCAGAGGAGGGCCACAAAAATGATCCAAGGGATGGAACGACTCCCC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ACAGGCTGGGCTGTTCATTCCGGAGAAGAGAAGGCTCTCAGGAGACCAGATAGC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TCAATATCTAAAGGGGGGCTACAGGAAAGAAAGGGACAGACTCCTTAGCAGGGT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TGATAGGACTGGGGCAAATGGTTTCAAACTGAGAGAGGGGAAATTTAGCCTGGA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GAAAAAGTTTTTTACAGTAAGGGTGGTGAAGCACTGGCACAGGTTGCCCAGAGA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TGGATGCCCCGTCCCTGGAGACCTTCAAGGTCAGGCTGGACAGGGCTCTGAGCAA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CCAGCTGTAGGTGTCCCTGTTCACTGCAGGGCAGTTGGACTGGATGGCCTTTA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CTTCCAACTTGGACGATTCTATGACTTGAATGTTTAAAATCTAATTTTTATAGGCTG</text:p>
      <text:p text:style-name="Preformatted_20_Text">Masked <text:s text:c="9"/>NNNNNNNNNNNNNNNNNNNNNNNNNNNNNTGAATGTTTAAAATCTAATTTTTATAGGCTG</text:p>
      <text:p text:style-name="Preformatted_20_Text"><text:s text:c="45"/>*******************************</text:p>
      <text:p text:style-name="Preformatted_20_Text"/>
      <text:p text:style-name="Preformatted_20_Text">Unmasked <text:s text:c="7"/>GCTGTTCAGGAGTTTTGGAAAAGAACGTAAAGTATTTTTTAATGTTTGACTGCCCACACA</text:p>
      <text:p text:style-name="Preformatted_20_Text">Masked <text:s text:c="9"/>GCTGTTCAGGAGTTTTGGAAAAGAACGTAAAGTATTTTTTAATGTTTGACTGCCCA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AGAAACTCAGATTGTTAGTGATATTTTTTACATCGTGCTTTCTGACACAACGCAGC</text:p>
      <text:p text:style-name="Preformatted_20_Text">Masked <text:s text:c="9"/>CTCTAGAAACTCAGATTGTTAGTGATATTTTTTACATCGTGCTTTCTGACACAACG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TATCCCCAGCTGTGAGACATGACATGCCAAGCCAGTTACAAGGAACAGGTCACAAT</text:p>
      <text:p text:style-name="Preformatted_20_Text">Masked <text:s text:c="9"/>TGGGTATCCCCAGCTGTGAGACATGACATGCCAAGCCAGTTACAAGGAACAGGTCACAA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TGCAAGTGACTTGGGAGCTCTTAAGTCAGGACATGCAATGCAGTGTGACCAGACAAGGG</text:p>
      <text:p text:style-name="Preformatted_20_Text">Masked <text:s text:c="9"/>CTGCAAGTGACTTGGGAGCTCTTAAGTCAGGACATGCAATGCAGTGTGACCAGACA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TCACAAGTCATCAAAGGAAAGAGTAGCAAGACAAGCATTTTCTTGGGGTTTTTCTT</text:p>
      <text:p text:style-name="Preformatted_20_Text">Masked <text:s text:c="9"/>GGATTCACAAGTCATCAAAGGAAAGAGTAGCAAGACAAGCATTTTCTTGGGGTTT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CCTTCTCCACATCTGGGTACCCCTCTACATGGCCCATCTGCTGGCTCTCAGTGGC</text:p>
      <text:p text:style-name="Preformatted_20_Text">Masked <text:s text:c="9"/>TGCTGCCTTCTCCACATCTGGGTACCCCTCTACATGGCCCATCTGCTGGCTCTCAGT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GGATCTTGAGATCATGCTGCATGCTCTGCCTGGATGCAGAGCAGGGATGATGCCCT</text:p>
      <text:p text:style-name="Preformatted_20_Text">Masked <text:s text:c="9"/>TTGTGGATCTTGAGATCATGCTGCATGCTCTGCCTGGATGCAGAGCAGGGATGATG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AACAAGGCAAAGGAATGCAAATGAGCATATGTGCCTCAAGGTGTTTTGCCCAGCAT</text:p>
      <text:p text:style-name="Preformatted_20_Text">Masked <text:s text:c="9"/>AGTGAACAAGGCAAAGGAATGCAAATGAGCATATGTGCCTCAAGGTGTTTTGCCCA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CAGATTTGCCAGGTCTGATTACATGTTCAGAATACCAGTTTTCAGGTGGTTTTTTT</text:p>
      <text:p text:style-name="Preformatted_20_Text">Masked <text:s text:c="9"/>TTGCCAGATTTGCCAGGTCTGATTACATGTTCAGAATACCAGTTTTCAGGTGGNNNNNNN</text:p>
      <text:p text:style-name="Preformatted_20_Text"><text:s text:c="16"/>***************************************************** <text:s text:c="6"/></text:p>
      <text:p text:style-name="Preformatted_20_Text"/>
      <text:p text:style-name="Preformatted_20_Text">Unmasked <text:s text:c="7"/>TTGTTGTTTTTTTTTTTTTTTTTTATCTGTGAACAAATCTAAACAAGGAGCAAGAGAAAA</text:p>
      <text:p text:style-name="Preformatted_20_Text">Masked <text:s text:c="9"/>NNNNNNNNNNNNNNNNNNNNNNNNATCTGTGAACAAATCTAAACAAGGAGCAAGAGAAAA</text:p>
      <text:p text:style-name="Preformatted_20_Text"><text:s text:c="40"/>************************************</text:p>
      <text:p text:style-name="Preformatted_20_Text"/>
      <text:p text:style-name="Preformatted_20_Text">Unmasked <text:s text:c="7"/>TGTATTTCTTCCATACAGGTAAAAGAATTTTTTTTTTCTTTATATTCCTCATTTGTGAAA</text:p>
      <text:p text:style-name="Preformatted_20_Text">Masked <text:s text:c="9"/>TGTATTTCTTCCATACAGGTAAAAGAATTTTTTTTTTCTTTATATTCCTCATTTG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TGCATTGTTACTATTACACTGCCATTGAGGTATTGTTGTCCTGTTTTCTTCTGAAG</text:p>
      <text:p text:style-name="Preformatted_20_Text">Masked <text:s text:c="9"/>TCCCTGCATTGTTACTATTACACTGCCATTGAGGTATTGTTGTCCTGTTTTCTTC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ATTTCCTGCTTAGATCATCTCCTCTTGGACAGCATCATCTCCTTACATAATGAGG</text:p>
      <text:p text:style-name="Preformatted_20_Text">Masked <text:s text:c="9"/>AAAAGATTTCCTGCTTAGATCATCTCCTCTTGGACAGCATCATCTCCTTACATAAT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TTTTTCTCTAGCAGTTTCTGGCCAGAAATGGAGATCAGCAAATGCAGACAGCCTT</text:p>
      <text:p text:style-name="Preformatted_20_Text">Masked <text:s text:c="9"/>TGTTTTTTTTCTCTAGCAGTTTCTGGCCAGAAATGGAGATCAGCAAATGCAGACAG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GCCTGGCTGTAAGTAGAGACTGAATACACAAGGAACCTGCATAAAAACTCCTGTGA</text:p>
      <text:p text:style-name="Preformatted_20_Text">Masked <text:s text:c="9"/>GGGGGCCTGGCTGTAAGTAGAGACTGAATACACAAGGAACCTGCATAAAAACTCCT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AAACAGATTATTGGTTTTAGCTGAATCACATTCTGTAGCTGAGTCAAATTGTTTTG</text:p>
      <text:p text:style-name="Preformatted_20_Text">Masked <text:s text:c="9"/>GGTAAAACAGATTATTGGTTTTAGCTGAATCACATTCTGTAGCTGAGTCAAATTGT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CAAGCATGTGCTTTTTCAATGAGCACTGTAAATTTTCAAGGAGAAAACCAAACAA</text:p>
      <text:p text:style-name="Preformatted_20_Text">Masked <text:s text:c="9"/>AGATTCAAGCATGTGCTTTTTCAATGAGCACTGTAAATTTTCAAGGAGAAAACCA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TAAGGTTAGTATTTTTTCAGTCAAAACATACTTTTGTACTCCAAAATGCCATGCA</text:p>
      <text:p text:style-name="Preformatted_20_Text"><text:soft-page-break/>Masked <text:s text:c="9"/>TTTATTAAGGTTAGTATTTTTTCAGTCAAAACATACTTTTGTACTCCAAAATGCCA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TTTACTAATACTTTCTGTAGTATGATTTTGCGATTCAGATAAATACCTTTTCTTTAC</text:p>
      <text:p text:style-name="Preformatted_20_Text">Masked <text:s text:c="9"/>GCCTTTACTAATACTTTCTGTAGTATGATTTTGCGATTCAGATAAATACCTTTTCT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TCTTTATGTTCAAAGTCAATATCCATATCTGTGCTTGTTTTATATTTTTGTTGTT</text:p>
      <text:p text:style-name="Preformatted_20_Text">Masked <text:s text:c="9"/>ATTATTCTTTATGTTCAAAGTCAATATCCATATCTGTGCNNNNNNNNNNNNNNNNNNNNN</text:p>
      <text:p text:style-name="Preformatted_20_Text"><text:s text:c="16"/>*************************************** <text:s text:c="20"/></text:p>
      <text:p text:style-name="Preformatted_20_Text"/>
      <text:p text:style-name="Preformatted_20_Text">Unmasked <text:s text:c="7"/>GTTGTTATTGGTAAGCTAAGTACATCACGCTACTTTAAAGCGTTATACAGGTTATTTTTA</text:p>
      <text:p text:style-name="Preformatted_20_Text">Masked <text:s text:c="9"/>NNNNNNNNNNGTAAGCTAAGTACATCACGCTACTTTAAAGCGTTATACAGGTTATTTTTA</text:p>
      <text:p text:style-name="Preformatted_20_Text"><text:s text:c="26"/>**************************************************</text:p>
      <text:p text:style-name="Preformatted_20_Text"/>
      <text:p text:style-name="Preformatted_20_Text">Unmasked <text:s text:c="7"/>CTGCCTGTTCTTAGATCTCACACAACCTTTTCATCCTCTTCTCTAAG<text:span text:style-name="T1">ATAAAAGGACATA</text:span></text:p>
      <text:p text:style-name="Preformatted_20_Text">Masked <text:s text:c="9"/>CTGCCTGTTCTTAGATCTCACACAACCTTTTCATCCTCTTCTCTAAG<text:span text:style-name="T1">ATAAAAGGACA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ACCCTCATATCTAAGTTCTATCATAATTAGTTAAAAAAGTTATGAGAGGTTTACACAG</text:span></text:p>
      <text:p text:style-name="Preformatted_20_Text">Masked <text:s text:c="9"/><text:span text:style-name="T1">AAACCCTCATATCTAAGTTCTATCATAATTAGTTAAAAAAGTTATGAGAGGTTTACAC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ATATAAAAACACATTAAATTTGACACATCTCTGAAATACAAACCTACTATGGGAAGTA</text:span></text:p>
      <text:p text:style-name="Preformatted_20_Text">Masked <text:s text:c="9"/><text:span text:style-name="T1">ACATATAAAAACACATTAAATTTGACACATCTCTGAAATACAAACCTACTATGGGAAG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AGGAATGCTTCAGGAGCAAATTCAAAGTTTCCCTATGGTAAGACTGCAAGTTTCAGTT</text:span></text:p>
      <text:p text:style-name="Preformatted_20_Text">Masked <text:s text:c="9"/><text:span text:style-name="T1">AGAGGAATGCTTCAGGAGCAAATTCAAAGTTTCCCTATGGTAAGACTGCAAGTTTCAG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GTGTTGCATAGCTTCAAAGAAAGG</text:span>ATAAGTTTGATCAAGCTAAAGTATTCAATTATTC</text:p>
      <text:p text:style-name="Preformatted_20_Text">Masked <text:s text:c="9"/><text:span text:style-name="T1">CTGTGTTGCATAGCTTCAAAGAAAGG</text:span>ATAAGTTTGATCAAGCTAAAGTATTCAATT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AAAAGAAAAAATTATATGGTATTTGAAAAAAAGGCAGAGCAGTATAGGGACACTAG</text:p>
      <text:p text:style-name="Preformatted_20_Text">Masked <text:s text:c="9"/>CACAAAAAGAAAAAATTATATGGTATTTGAAAAAAAGGCAGAGCAGTATAGGGACA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TTAAGGGATTTCCTATATGCTGAATGGCAAGAATATTTGCACCTACAAACATTTCT</text:p>
      <text:p text:style-name="Preformatted_20_Text">Masked <text:s text:c="9"/>AAGATTAAGGGATTTCCTATATGCTGAATGGCAAGAATATTTGCACCTACAAACA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AGAGTTGTAGAGGCCCGAAGATTTCTGCTAACCGTAGGAGCATCTGAGTCAGCAGT</text:p>
      <text:p text:style-name="Preformatted_20_Text">Masked <text:s text:c="9"/>TGACAGAGTTGTAGAGGCCCGAAGATTTCTGCTAACCGTAGGAGCATCTGAGTCAG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GACCCTTTAATTGGTGCCAGCTGCTAATTTTTTTTTTTTTTTTTTTTTTTTATATA</text:p>
      <text:p text:style-name="Preformatted_20_Text">Masked <text:s text:c="9"/>TTAAGACCCTTTAATTGGTGCCAGCTGCTAANNNNNNNNNNNNNNNNNNNNNNNNATATA</text:p>
      <text:p text:style-name="Preformatted_20_Text"><text:s text:c="16"/>******************************* <text:s text:c="23"/>*****</text:p>
      <text:p text:style-name="Preformatted_20_Text"/>
      <text:p text:style-name="Preformatted_20_Text">Unmasked <text:s text:c="7"/>CCTCCTACTAGGCACTGCTATCAAGGGAGTCATATAAGTATTGCAGATAACCATGGGATT</text:p>
      <text:p text:style-name="Preformatted_20_Text">Masked <text:s text:c="9"/>CCTCCTACTAGGCACTGCTATCAAGGGAGTCATATAAGTATTGCAGATAACCATGG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GGGCTTCTGTTTGCTTAGAGGTTTAACTACAACTATTTCATAAGATGTCATGTGTT</text:p>
      <text:p text:style-name="Preformatted_20_Text">Masked <text:s text:c="9"/>TGTAGGGCTTCTGTTTGCTTAGAGGTTTAACTACAACTATTTCATAAGATGTCATGTG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CAATAAGCAGCTAGGTCCTAGTTTAGATTATGATATAAAACCATACAGAGTGTAATTTA</text:p>
      <text:p text:style-name="Preformatted_20_Text">Masked <text:s text:c="9"/>ACAATAAGCAGCTAGGTCCTAGTTTAGATTATGATATAAAACCATACAGAGTGTAA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AGATACAGAGTATTTGGGTCAGAAGCCTCAGAGAGATATTTTTCCTGAACAGTTT</text:p>
      <text:p text:style-name="Preformatted_20_Text">Masked <text:s text:c="9"/>ATATTAGATACAGAGTATTTGGGTCAGAAGCCTCAGAGAGATATTTTTCCTGAACA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TTTATCATGTTAAAGTGTTTGTTTTGTTTTATTTTGTTTTTAACTGGGGCTGTGAA</text:p>
      <text:p text:style-name="Preformatted_20_Text">Masked <text:s text:c="9"/>TCACTTTATCATGTTAAAGTGTTTGTTTTGTTTTATTTTGTTTTTAACTGGGGCTG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ATGCTGACACTCTGAGAATAACAGAGAAGTGATCCAAAATAAGAGAAAACAGTTGT</text:p>
      <text:p text:style-name="Preformatted_20_Text">Masked <text:s text:c="9"/>CTTTATGCTGACACTCTGAGAATAACAGAGAAGTGATCCAAAATAAGAGAAAACAG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TGACTGTAAACAAAGACAAAACTGTAGCTGACTTCAGTGGGCATGCATGAAAAGCT</text:p>
      <text:p text:style-name="Preformatted_20_Text">Masked <text:s text:c="9"/>GTTCTGACTGTAAACAAAGACAAAACTGTAGCTGACTTCAGTGGGCATGCATGAAA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TAACTGGCAAGACATACGGAATTTTATTTTTTCTGTTATAAAAGTCAATATCTTT</text:p>
      <text:p text:style-name="Preformatted_20_Text">Masked <text:s text:c="9"/>TCTGTTAACTGGCAAGACATACGGAATTTTATTTTTTCTGTTATAAAAGTCAATAT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ATTACACATAAAAAGAAGATTTTGTAATCAGATAGATCTCGAAGGTCTTGCAGCAA</text:p>
      <text:p text:style-name="Preformatted_20_Text">Masked <text:s text:c="9"/>AGATATTACACATAAAAAGAAGATTTTGTAATCAGATAGATCTCGAAGGTCTTGC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CAAGGCAAGAGTTCTGAAAAATGGTCTAAACTTCTTGGTTCCACAACTTAAACTGG</text:p>
      <text:p text:style-name="Preformatted_20_Text">Masked <text:s text:c="9"/>TTAGCAAGGCAAGAGTTCTGAAAAATGGTCTAAACTTCTTGGTTCCACAACTTAAA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TTTACTTCAGGTAAGAAATCTGGCCCTGTCCAAAACACTAGATTGGACACCATGTT</text:p>
      <text:p text:style-name="Preformatted_20_Text">Masked <text:s text:c="9"/>AGTTTTTACTTCAGGTAAGAAATCTGGCCCTGTCCAAAACACTAGATTGGACACCA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GTGCTGCAGTTTCTGTATGAGTAAAATAGAACAGATTTTCTTGCTTTACTGAGTG</text:p>
      <text:p text:style-name="Preformatted_20_Text">Masked <text:s text:c="9"/>TAAAAGTGCTGCAGTTTCTGTATGAGTAAAATAGAACAGATTTTCTTGCTTTACTG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AATCGTGTTCTCATAGAATCATAAAATCACAGAATCATAGCATGGCCTGAGTTGAA</text:p>
      <text:p text:style-name="Preformatted_20_Text">Masked <text:s text:c="9"/>TCAGAATCGTGTTCTCATAGAATCATAAAATCANNNNNNNNNNNNNNNNNNNNNNNNNNN</text:p>
      <text:p text:style-name="Preformatted_20_Text"><text:s text:c="16"/>********************************* <text:s text:c="26"/></text:p>
      <text:p text:style-name="Preformatted_20_Text"/>
      <text:p text:style-name="Preformatted_20_Text">Unmasked <text:s text:c="7"/>AAGGACATAAAGCCCAACCAGTCCCAACCCCCTGCCGTGGGCTGGTTGCCACCCACT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GGGTGCCCAGGGCCCATCCAGCCTGGCCCTGAGCACCTCCAGGGATGGGGCATCC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CTTCTCTGGGCAGTCTGTGCCAGCGCCTCACCACTCCCTCAATGTGAAGAATTTC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ACAACTAACTTAAACCTCCCCTCTTTTATTTTAAAATCATTCCCCTTTGTTCTA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ATATCAACCCATGTAGAAAGTCACTCTCCCTCTTATTTATAAGCTTCCTTCAAGTATTCA</text:p>
      <text:p text:style-name="Preformatted_20_Text">Masked <text:s text:c="9"/>NNNNNNNNNNNNNNNNNNNNNNNNNNNNNNNNNNNNNNNNNNNNNNNNNNNNNNNNNNCA</text:p>
      <text:p text:style-name="Preformatted_20_Text"><text:s text:c="74"/>**</text:p>
      <text:p text:style-name="Preformatted_20_Text"/>
      <text:p text:style-name="Preformatted_20_Text">Unmasked <text:s text:c="7"/>TCTGCTTTCTTCCCCTGGCATTAAA<text:span text:style-name="T1">AACCAAGTCTTTCTGCATGTAAAAGGAAAGATTTG</text:span></text:p>
      <text:p text:style-name="Preformatted_20_Text">Masked <text:s text:c="9"/>TCTGCTTTCTTCCCCTGGCATTAAA<text:span text:style-name="T1">AACCAAGTCTTTCTGCATGTAAAAGGAAAGATT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CTGGGAATATTCCAGATGGAGAATCATGGTGTCCATCTCACAGATAGTTGCCTTGATAA</text:span></text:p>
      <text:p text:style-name="Preformatted_20_Text">Masked <text:s text:c="9"/><text:span text:style-name="T1">GCTGGGAATATTCCAGATGGAGAATCATGGTGTCCATCTCACAGATAGTTGCCTTGAT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CTAAACTTTCTGCCTGCTGAGTATGATAAGGGGGAACATTTCAAATACCTATAAGATGA</text:span></text:p>
      <text:p text:style-name="Preformatted_20_Text">Masked <text:s text:c="9"/><text:span text:style-name="T1">TCTAAACTTTCTGCCTGCTGAGTATGATAAGGGGGAACATTTCAAATACCTATAAGAT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GATCTCACTACGAAGTCTTCAGAACTGTGAGAGGACTTCTGAGCTGGATAACATGTAC</text:span></text:p>
      <text:p text:style-name="Preformatted_20_Text">Masked <text:s text:c="9"/><text:span text:style-name="T1">TGGATCTCACTACGAAGTCTTCAGAACTGTGAGAGGACTTCTGAGCTGGATAACATGT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TACATCTCATTTAGGTATGCATTC</text:span>TGCTGGTTTTGCTATGGTATGCAGATTGACATCA</text:p>
      <text:p text:style-name="Preformatted_20_Text">Masked <text:s text:c="9"/><text:span text:style-name="T1">CTTACATCTCATTTAGGTATGCATTC</text:span>TGCTGGTTTTGCTATGGTATGCAGATTGAC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CCAGGCATGCAGAGATGTTTAAGGATAGGCTTGTGTGTATATGGGGTACTAGTGA</text:p>
      <text:p text:style-name="Preformatted_20_Text">Masked <text:s text:c="9"/>ATTCTCCAGGCATGCAGAGATGTTTAAGGATAGGCTTGTGTGTATATGGGGTACTA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AGCACACAGCTTGTGTCATATCATCAACTCTTCAAAATTTATGCAAGCACAACAAA</text:p>
      <text:p text:style-name="Preformatted_20_Text">Masked <text:s text:c="9"/>GAACAGCACACAGCTTGTGTCATATCATCAACTCTTCAAAATTTATGCAAGCACA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AGAGTCTCTTCGTTACTTCCAGTGTCGTGTGAAGTCTGCATTTTAAGTCTGCAACT</text:p>
      <text:p text:style-name="Preformatted_20_Text">Masked <text:s text:c="9"/>GATGAGAGTCTCTTCGTTACTTCCAGTGTCGTGTGAAGTCTGCATTTTAAGTCTGC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AAACAAACCTCTTCAAAATATCAGCAATGCTGATTGGTATGATATGATTCAGAAG</text:p>
      <text:p text:style-name="Preformatted_20_Text">Masked <text:s text:c="9"/>TTAAAAAACAAACCTCTTCAAAATATCAGCAATGCTGATTGGTATGATATGATTC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CCCCAGTGCCCAGAAAATCCAACGTTAATCTGATCTGATAACTGGTATCTAACTCT</text:p>
      <text:p text:style-name="Preformatted_20_Text">Masked <text:s text:c="9"/>AGATCCCCAGTGCCCAGAAAATCCAACGTTAATCTGATCTGATAACTGGTATCTAA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CAACTGTAGTGTATGATGATTACTTAAAATAAGGAATAAATTGAAGAAATTCCTAG</text:p>
      <text:p text:style-name="Preformatted_20_Text">Masked <text:s text:c="9"/>GGAACAACTGTAGTGTATGATGATTACTTAAAATAAGGAATAAATTGAAGAAATTC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CTCATGGTACACTCGAGTATGTTGAAACTGCTTTTATAGACTAACATTCACACTGG</text:p>
      <text:p text:style-name="Preformatted_20_Text">Masked <text:s text:c="9"/>AAATCTCATGGTACACTCGAGTATGTTGAAACTGCTTTTATAGACTAACATTCACA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TCCTTACTTTGGTTATGATAGGATAGTATTAACTTAATCCTTCCTCATGCAGTTG</text:p>
      <text:p text:style-name="Preformatted_20_Text">Masked <text:s text:c="9"/>AATTTTCCTTACTTTGGTTATGATAGGATAGTATTAACTTAATCCTTCCTCATGCA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ATATGTGGTTTTCTAATGGATTAAAGTGATTGTTCTGGAATAAAGTTGGAAAGGGC</text:p>
      <text:p text:style-name="Preformatted_20_Text">Masked <text:s text:c="9"/>ATGTATATGTGGTTTTCTAATGGATTAAAGTGATTGTTCTGGAATAAAGTTGGAAAGGG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TTCTTGTGCTGCTTTTGGAGGCAGAAAATACGTACCTGCTGCATGCAGCATGAACAACA</text:p>
      <text:p text:style-name="Preformatted_20_Text">Masked <text:s text:c="9"/>ATTCTTGTGCTGCTTTTGGAGGCAGAAAATACGTACCTGCTGCATGCAGCATGAAC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ACTACTGATAAATGTTCAGAAAATGGAAAGGGATAAGAGGAAAAATGTCAAATTT</text:p>
      <text:p text:style-name="Preformatted_20_Text">Masked <text:s text:c="9"/>AAAGTACTACTGATAAATGTTCAGAAAATGGAAAGGGATAAGAGGAAAAATGTCA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GCCAATATTTTTCTGTTCAGCACCTGGAGATTGTAGTGCTTTTGTTATTAAGACTC</text:p>
      <text:p text:style-name="Preformatted_20_Text">Masked <text:s text:c="9"/>CTTTGCCAATATTTTTCTGTTCAGCACCTGGAGATTGTAGTGCTTTTGTTATTAAG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TAAAGCAAAATTCTTTCTGAACACAAAGGTAAAGTTCCAGACGTTAAAACTGAGTT</text:p>
      <text:p text:style-name="Preformatted_20_Text">Masked <text:s text:c="9"/>AGTATAAAGCAAAATTCTTTCTGAACACAAAGGTAAAGTTCCAGACGTTAAAACTG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GATAGAAGTGAAGTGCTGGAGGGAGTGGAGGATAGAAGAGGATTAGAACTTATGG</text:p>
      <text:p text:style-name="Preformatted_20_Text">Masked <text:s text:c="9"/>TAATAGATAGAAGTGAAGTGCTGGAGGGAGTGGAGGATAGAAGAGGATTAGAACTT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AAATATTTGTCAGAGATTAGTGGCATTGATTAACTGTATGATGAAAAGGAGTGGA</text:p>
      <text:p text:style-name="Preformatted_20_Text">Masked <text:s text:c="9"/>GAATAAAATATTTGTCAGAGATTAGTGGCATTGATTAACTGTATGATGAAAAGGAG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CAATGTATTTAATGTTGTAAGACTGAGACTGGGAGGACTGAATAAATAAGCATACA</text:p>
      <text:p text:style-name="Preformatted_20_Text">Masked <text:s text:c="9"/>GAAACAATGTATTTAATGTTGTAAGACTGAGACTGGGAGGACTGAATAAATAAGCA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GAGCAGATGGTAAGCAACTGAGAAATACAAAACTCCTATAGAATTGATGGAAAGAT</text:p>
      <text:p text:style-name="Preformatted_20_Text">Masked <text:s text:c="9"/>GAAAGAGCAGATGGTAAGCAACTGAGAAATACAAAACTCCTATAGAATTGATGGAA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CCCTTGAGGGATATCTACTTTCAGCTAGAATAATTATAATAAAAATCAGGTTTTGG</text:p>
      <text:p text:style-name="Preformatted_20_Text">Masked <text:s text:c="9"/>CAGTCCCTTGAGGGATATCTACTTTCAGCTAGAATAATTATAATAAAAATCAGGTT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GTCTGGAATTTTCCTAAACACTGCAGATCTCATCTGTCTATCAATTTAATTACTGC</text:p>
      <text:p text:style-name="Preformatted_20_Text">Masked <text:s text:c="9"/>AGGAGTCTGGAATTTTCCTAAACACTGCAGATCTCATCTGTCTATCAATTTAATTA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AGGGAAATGACAAATCAAGTAGCCCAGTAGAGATAAGGCTGTCATAATTCCACACT</text:p>
      <text:p text:style-name="Preformatted_20_Text">Masked <text:s text:c="9"/>TGTTAGGGAAATGACAAATCAAGTAGCCCAGTAGAGATAAGGCTGTCATAATTCCA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TGCTAGGCTGAGCATGTGTTCTCAGTACACACATATAAAACATATACAACACATAC</text:p>
      <text:p text:style-name="Preformatted_20_Text">Masked <text:s text:c="9"/>CTCATGCTAGGCTGAGCATGTGTTCTCAGTNNNNNNNNNNNNNNNNNNNNNNNNNNNNNN</text:p>
      <text:p text:style-name="Preformatted_20_Text"><text:s text:c="16"/>****************************** <text:s text:c="29"/></text:p>
      <text:p text:style-name="Preformatted_20_Text"/>
      <text:p text:style-name="Preformatted_20_Text">Unmasked <text:s text:c="7"/>ACAGATACAAACACAGCCGGTCAAACCAACCAACATAGGAAGAAATACAGCACTCATGCA</text:p>
      <text:p text:style-name="Preformatted_20_Text">Masked <text:s text:c="9"/>NNNNNNNNNNNNNNNGCCGGTCAAACCAACCAACATAGGAAGAAATACAGCACTCATGCA</text:p>
      <text:p text:style-name="Preformatted_20_Text"><text:s text:c="31"/>*********************************************</text:p>
      <text:p text:style-name="Preformatted_20_Text"/>
      <text:p text:style-name="Preformatted_20_Text">Unmasked <text:s text:c="7"/>AACACAAACAGCACCAATGGCTTCATCCTGGTCTCTGCTGAACCAAGATGAAGATCAGTT</text:p>
      <text:p text:style-name="Preformatted_20_Text">Masked <text:s text:c="9"/>AACACAAACAGCACCAATGGCTTCATCCTGGTCTCTGCTGAACCAAGATGAAGAT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GGAAATGTCCCAGAATCCCAGAATGATTGATGTTGGTAGGAGCCTCTGGAGGTCAT</text:p>
      <text:p text:style-name="Preformatted_20_Text"><text:soft-page-break/>Masked <text:s text:c="9"/>AGTGGGAAATGNNNNNNNNNNNNNNNNNNNNNNNNNNNNNNNNNNNNNNNNNNNNNNNNN</text:p>
      <text:p text:style-name="Preformatted_20_Text"><text:s text:c="16"/>*********** <text:s text:c="48"/></text:p>
      <text:p text:style-name="Preformatted_20_Text"/>
      <text:p text:style-name="Preformatted_20_Text">Unmasked <text:s text:c="7"/>TTGTTCCAACACCTCTGCTCAAGCAGGGACATCCAAAGCAGGTTGCCCAAGAATATG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TGGTGTTTGAAGACCTCCATGGATGGAGATTCCAGAAGATCATGTTCTGGCATC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CTGTGCTCTGTCATGCTTTCAGTTAAAAAATGTTTCACTGCGCTCAGGAGGAAC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TGTTTCAGTTTTTGTCTTTGCCTATTGCTGTCACTGGGCACCACTGAAAAGAGC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ATATCCTCTTTTCATCCTATCTTCAGGTATTTATAGGCATGGATGAGATCCCCC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TCTTCCCTAAGCTGAGCAGTCCCAGCCCTCTCAGCCTTTCATCATAGGAGAAATG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TCCCATCTCAGTCTTTGTGGCTCTTCACTGGATCTCTCCAGTGGCTCCGCTTCT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TACAGAGGAGCCCGGAACTGGACACAGTACTCTAGCAGTGGCCTTACCAGTGCT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AAGGCAAACCTCACTTGCTGGCAAAGCTTCTCCTTAAGAAGTCCAGGATACTATT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CACTCTGTCACAAGGGTACATCGCTAGCTTATGCCCAACTTGATGTCTGCCAGGA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TATAGGGCTGTTTTCCAGCCAGTCAGCTCCCAGCATGTACAAGTGCATAGGGTT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CCTCAGGTGCAGGATTTTACACTTCCCATTGTTAAACTTCATGAGGTTCCTATC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TTTCTCCAGCCTGTCGGTGTCATACACAAATGTCAAGTGTATGAGCCTCTCTTCAAT</text:p>
      <text:p text:style-name="Preformatted_20_Text">Masked <text:s text:c="9"/>NNNNNNNNNNNNNNNNNNGGTGTCATACACAAATGTCAAGTGTATGAGCCTCTCTTCAAT</text:p>
      <text:p text:style-name="Preformatted_20_Text"><text:s text:c="34"/>******************************************</text:p>
      <text:p text:style-name="Preformatted_20_Text"/>
      <text:p text:style-name="Preformatted_20_Text">Unmasked <text:s text:c="7"/>ATGCTTACACAGACTGTACAGATACCTCTAGCAGCTCACCTTACACACCCATATGATCCA</text:p>
      <text:p text:style-name="Preformatted_20_Text">Masked <text:s text:c="9"/>ATGCTTACACAGACTGTACAGATACCTCTAGCAGCTCACCTTACACACCCATATGATCC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TAACAGGTCCCTATATCCTAGGCCTCCCCTACTGTTGACACCTGAGTATACAACATACC</text:p>
      <text:p text:style-name="Preformatted_20_Text">Masked <text:s text:c="9"/>GTAACAGGTCCCTATATCCTAGGCCTCCCCTACTGTTGACACCTGAGTATACAACA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CCCACATTCTTCTCCCATTGCTGGTAGGGACAAGGCGACCCACTGATGAACACGCA</text:p>
      <text:p text:style-name="Preformatted_20_Text">Masked <text:s text:c="9"/>AAGACCCACATTCTTCTCCCATTGCTGGTAGGGACAAGGCGACCCACTGATGAACAC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CCACACACATAAAGGGTCACTCCTGTAAATGTCCTTACGTGCTCAGTTTATCCAGC</text:p>
      <text:p text:style-name="Preformatted_20_Text">Masked <text:s text:c="9"/>CACTCCACACACATAAAGGGTCACTCCTGTAAATGTCCTTACGTGCTCAGTTTATC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GGCCCTTAGATCTTCTTCTCTCCAGTAACCTCAGACTGAGACACACACACATACAA</text:p>
      <text:p text:style-name="Preformatted_20_Text">Masked <text:s text:c="9"/>AATTGGCCCTTAGATCTTCTTCTCTCCAGTAACCTCAGACTGAGACACACACACAT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GTCTCAATCAACCCCCTCTCCAGTATTTGGCCTGGGATACCTGGGCAGTCCATTGG</text:p>
      <text:p text:style-name="Preformatted_20_Text">Masked <text:s text:c="9"/>AGAGGTCTCAATCAACCCCCTCTCCAGTATTTGGCCTGGGATACCTGGGCAGTCCA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CTCTTCCAGTATTATCACTGTAGAGACATGTAAAAATCCAGGCCAGACTTCCAACA</text:p>
      <text:p text:style-name="Preformatted_20_Text">Masked <text:s text:c="9"/>CCAGCTCTTCCAGTATTATCACTGTAGAGACATGTAAAAATCCAGGCCAGACTTCC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TGATAGTTGGCTCACAAAATACAGAAATTAATGAGAAGCTAGGACAAATTACAAAG</text:p>
      <text:p text:style-name="Preformatted_20_Text">Masked <text:s text:c="9"/>ACTTTGATAGTTGGCTCACAAAATACAGAAATTAATGAGAAGCTAGGACAAATTA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GGCACAGCACACAGCCAGACATGGTCACTGATTGGCCATCTATCTATGTGCAATCT</text:p>
      <text:p text:style-name="Preformatted_20_Text">Masked <text:s text:c="9"/>ATCAGGCACAGCACACAGCCAGACATGGTCACTGATTGGCCATCTATCTATGTGCA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CTTATTTTTGCCTTTGTGCTCCTAATTTCTCATGCTTGGTCCTTTCAAAACCACCT</text:p>
      <text:p text:style-name="Preformatted_20_Text">Masked <text:s text:c="9"/>GCCACTTATTTTTGCCTTTGTGCTCCTAATTTCTCATGCTTGGTCCTTTCAAAACC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CCTCCCTTACCTCTTCAGTGGTGCTTGCCTAAATATACCCTTAGTATTGAAGTTTT</text:p>
      <text:p text:style-name="Preformatted_20_Text">Masked <text:s text:c="9"/>TAATCCTCCCTTACCTCTTCAGTGGTGCTTGCCTAAATATACCCTTAGTATTGAA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CAATCTCAAAATTTTTCCCTTTGCATCCAGAAAGCCTCTCCACTGACTTATTCTGCT</text:p>
      <text:p text:style-name="Preformatted_20_Text">Masked <text:s text:c="9"/>GTACAATCTCAAAATTTTTCCCTTTGCATCCAGAAAGCCTCTCCACTGACTTATT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CTCATTCTCAGCCTTGTCCTGTGAGTAAGAAAACTCCCCTGGGATAGGCCTAGGA</text:p>
      <text:p text:style-name="Preformatted_20_Text">Masked <text:s text:c="9"/>GCAAACTCATTCTCAGCCTTGTCCTGTGAGTAAGAAAACTCCCCTGGGATAGGCCT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CCAAAGCAGAGTATCCCTTTCTCTGATTAGGCTATTTGGGTCCCCCTGCCTACCAT</text:p>
      <text:p text:style-name="Preformatted_20_Text">Masked <text:s text:c="9"/>GGAACCAAAGCAGAGTATCCCTTTCTCTGATTAGGCTATTTGGGTCCCCCTGCCTA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CCCCTCTTCTCCTTTGTGTGTCTAGAGATGAGTCTTTTATCCCATGGCCTGAAAGT</text:p>
      <text:p text:style-name="Preformatted_20_Text">Masked <text:s text:c="9"/>TGATCCCCTCTTCTCCTTTGTGTGTCTAGAGATGAGTCTTTTATCCCATGGCCTG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AAAGGCAAGTAGTGAAGGATTTAGTATTCAGCACATAAAAGGTAAGTTTTTAACTC</text:p>
      <text:p text:style-name="Preformatted_20_Text">Masked <text:s text:c="9"/>CACAAAAGGCAAGTAGTGAAGGATTTAGTATTCAGCACATAAAAGGTAAGTTTTTAACT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TCTTCAAGACTTGTACCATTCTGTTGTTGTGTTTTAATTATGAGGCATGAGCTTTTGCT</text:p>
      <text:p text:style-name="Preformatted_20_Text">Masked <text:s text:c="9"/>TTCTTCAAGACTTGTACCATTCTGTTGTTGTGTTTTAATTATGAGGCATGAGCTT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TTTATCTTCTTCTGGTTCAGTTCAAGTGACACAGTAGCACTACTCATAATGTCTTT</text:p>
      <text:p text:style-name="Preformatted_20_Text">Masked <text:s text:c="9"/>GATTTTTATCTTCTTCTGGTTCAGTTCAAGTGACACAGTAGCACTACTCATAATGT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TGCTATTAAATGGCAATGATCTCCATGTTTCTCATTTTCCCTATGTCTTATTTTCC</text:p>
      <text:p text:style-name="Preformatted_20_Text">Masked <text:s text:c="9"/>GACTTGCTATTAAATGGCAATGATCTCCATGTTTCTCATTTTCCCTATGTCTTATT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GGTATAGAGTTTTTAATTTAATTGCAAAATTAAATAATAGGTATGAACATATAAA</text:p>
      <text:p text:style-name="Preformatted_20_Text">Masked <text:s text:c="9"/>TTACAGGTATAGAGTTTTTAATTTAATTGCAAAATTAAATAATAGGTATGAACAT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GAATTGCATCACGACCAGCAAGTAGAGGATTTTCCTCTCAATTGTCATTTTATAAA</text:p>
      <text:p text:style-name="Preformatted_20_Text">Masked <text:s text:c="9"/>TATGGAATTGCATCACGACCAGCAAGTAGAGGATTTTCCTCTCAATTGTCATTTT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AACTGGTTGAAATAGGATAACTGTTCTTCAAGGTATACAAACATTCTTATTCATCT</text:p>
      <text:p text:style-name="Preformatted_20_Text">Masked <text:s text:c="9"/>GGTGAACTGGTTGAAATAGGATAACTGTTCTTCAAGGTATACAAACATTCTTATTC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TTTCCTTCTGTAG<text:span text:style-name="T1">CAAAATGTAAGTATGATGCCATAACTGATTATGTTATTTCCTT</text:span></text:p>
      <text:p text:style-name="Preformatted_20_Text">Masked <text:s text:c="9"/>TCTATTTCCTTCTGTAG<text:span text:style-name="T1">CAAAATGTAAGTATGATGCCATAACTGATTATGTTATTTCC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CTGATGGAGGAAATGTTGATTTTTCAGTTAAAATAAATGTTACTGTGAAGATCCAAAA</text:span></text:p>
      <text:p text:style-name="Preformatted_20_Text">Masked <text:s text:c="9"/><text:span text:style-name="T1">AGCTGATGGAGGAAATGTTGATTTTTCAGTTAAAATAAATGTTACTGTGAAGATCCAA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TTGACATAGAAGATTACATAAATTGGGCTAAGTACTTGGCTGATGATCCTTTAGTAA</text:span></text:p>
      <text:p text:style-name="Preformatted_20_Text">Masked <text:s text:c="9"/><text:span text:style-name="T1">TGTTTGACATAGAAGATTACATAAATTGGGCTAAGTACTTGGCTGATGATCCTTTAGT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AAGCAAAGG</text:span>GTCAGTACAGCATCTTCAAAGCTGCAGCTCTTACTATTTGAAAGCTTTT</text:p>
      <text:p text:style-name="Preformatted_20_Text">Masked <text:s text:c="9"/><text:span text:style-name="T1">TTAAGCAAAGG</text:span>GTCAGTACAGCATCTTCAAAGCTGCAGCTCTTACTATTTGAAAG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ATGAAGGTGAGTTTCCCAGCTTATCACGAAATTCCAGATATTTTCTTCATTTTGA</text:p>
      <text:p text:style-name="Preformatted_20_Text">Masked <text:s text:c="9"/>GTAAAATGAAGGTGAGTTTCCCAGCTTATCACGAAATTCCAGATATTTTCTTCATT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TCTTCAGATGCAAACTCTAGTGAGGTATATATCAAAAGAATTCAAAGTTACGAAA</text:p>
      <text:p text:style-name="Preformatted_20_Text">Masked <text:s text:c="9"/>CAGTTTCTTCAGATGCAAACTCTAGTGAGGTATATATCAAAAGAATTCAAAGTTAC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TGTTAAACATGAGCTATTTTCTTCTACAG<text:span text:style-name="T1">CCATCTCTAATACATACACATGTTTC</text:span></text:p>
      <text:p text:style-name="Preformatted_20_Text">Masked <text:s text:c="9"/>AATTCTGTTAAACATGAGCTATTTTCTTCTACAG<text:span text:style-name="T1">CCATCTCTAATACATACACATGTTT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TTAAGATAAGAAATCTATACTTAAAGCAACAGAATTTGCAAAGAGCAATTGAGGACTA</text:span></text:p>
      <text:p text:style-name="Preformatted_20_Text">Masked <text:s text:c="9"/><text:span text:style-name="T1">AGTTAAGATAAGAAATCTATACTTAAAGCAACAGAATTTGCAAAGAGCAATTGAGGAC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ATTAGTGAATACAGTGTGTGCAAATGTGAACCCTATATAAATGGAGGAAACCTCATGCT</text:span></text:p>
      <text:p text:style-name="Preformatted_20_Text">Masked <text:s text:c="9"/><text:span text:style-name="T1">CATTAGTGAATACAGTGTGTGCAAATGTGAACCCTATATAAATGGAGGAAACCTCATGCT</text:span>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<text:span text:style-name="T1">GGTAGATGGAGCATGTACATGCTTGTCCTCAAGCTACTTGAAGGGAATTGCTTGTCAGAT</text:span></text:p>
      <text:p text:style-name="Preformatted_20_Text">Masked <text:s text:c="9"/><text:span text:style-name="T1">GGTAGATGGAGCATGTACATGCTTGTCCTCAAGCTACTTGAAGGGAATTGCTTGTCAG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CCCAAATCTACATTAACTGAGT</text:span>GTTAGTAAATACTCCAGACTGTATCAAGTATATTTAT</text:p>
      <text:p text:style-name="Preformatted_20_Text">Masked <text:s text:c="9"/><text:span text:style-name="T1">TCCCAAATCTACATTAACTGAGT</text:span>GTTAGTAAATACTCCAGACTGTATCAAGTATA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ATGAACAATATCTGGGGTAAATGAACCTTCATAAGGACAGAAGGATGTTGTCATAT</text:p>
      <text:p text:style-name="Preformatted_20_Text">Masked <text:s text:c="9"/>TGTTATGAACAATATCTGGGGTAAATGAACCTTCATAAGGACAGAAGGATGTTGTC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TTATGTCTAGTCCAGTCAAATCTCATAGGTATAGGATGTGGATTTTAGTGTAAGTT</text:p>
      <text:p text:style-name="Preformatted_20_Text">Masked <text:s text:c="9"/>TCCCTTATGTCTAGTCCAGTCAAATCTCATAGGTATAGGATGTGGATTTTAGTGTA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GCTTTTGGGGTTTTGCTTATTTGTTTGTTTTGTTTTGTGTTATGGAACGGCCACTC</text:p>
      <text:p text:style-name="Preformatted_20_Text">Masked <text:s text:c="9"/>ACTGGCTTTTGGGNNNNNNNNNNNNNNNNNNNNNNNNNNNNNNNNATGGAACGGCCACTC</text:p>
      <text:p text:style-name="Preformatted_20_Text"><text:s text:c="16"/>************* <text:s text:c="31"/>***************</text:p>
      <text:p text:style-name="Preformatted_20_Text"/>
      <text:p text:style-name="Preformatted_20_Text">Unmasked <text:s text:c="7"/>TGCTTTACAGTTCTTCGGCCCATATACATCATCACATCTTGAAATTACACTCAAAATTAA</text:p>
      <text:p text:style-name="Preformatted_20_Text">Masked <text:s text:c="9"/>TGCTTTACAGTTCTTCGGCCCATATACATCATCACATCTTGAAATTACACTCAAA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AATTAAGTGGGAGGATAGTGGTAGAATGGTAACAACCAAGACTGTATGTTGAGTAC</text:p>
      <text:p text:style-name="Preformatted_20_Text">Masked <text:s text:c="9"/>TTTAAATTAAGTGGGAGGATAGTGGTAGAATGGTAACAACCAAGACTGTATGTTGAG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AAAAGCAATCCTATGATGTCTTAAGCTATTTTGTATTCAGTTTCCTGTACAAACAC</text:p>
      <text:p text:style-name="Preformatted_20_Text">Masked <text:s text:c="9"/>AGGTAAAAGCAATCCTATGATGTCTTAAGCTATTTTGTATTCAGTTTCCTGTACAA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TTTGGTAACATGTGACCACATTTCGTAATTACTGTGCTAGATCAACATTAGAACTG</text:p>
      <text:p text:style-name="Preformatted_20_Text">Masked <text:s text:c="9"/>AGTTTTTGGTAACATGTGACCACATTTCGTAATTACTGTGCTAGATCAACATTAGA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CAAAAGGGAATGCAGTTCCACAACTGACAATGCAAAAAAAAAAAAGAAAAAATCAT</text:p>
      <text:p text:style-name="Preformatted_20_Text">Masked <text:s text:c="9"/>TCCACAAAAGGGAATGCAGTTCCACAACTGACAATGCNNNNNNNNNNNNNNNNNNNTCAT</text:p>
      <text:p text:style-name="Preformatted_20_Text"><text:s text:c="16"/>************************************* <text:s text:c="18"/>****</text:p>
      <text:p text:style-name="Preformatted_20_Text"/>
      <text:p text:style-name="Preformatted_20_Text">Unmasked <text:s text:c="7"/>TGCACAGTAAATTCATTACATGTGGTGGAGTTTTGAAGCACCAGTGCCCAAAAAGGTGCC</text:p>
      <text:p text:style-name="Preformatted_20_Text">Masked <text:s text:c="9"/>TGCACAGTAAATTCATTACATGTGGTGGAGTTTTGAAGCACCAGTGCCCAAAAAGG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AAGTTGATATTCAGACAGCTTCCTACAAAAACCACCGCAAGTGGCAAAACCACTGC</text:p>
      <text:p text:style-name="Preformatted_20_Text">Masked <text:s text:c="9"/>TTAGAAGTTGATATTCAGACAGCTTCCTACAAAAACCACCGCAAGTGGCAAAACCA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TCTGTGCCCTTCAGCAGTACTACTGATAAGGGCATTTTCAAAAGCCAAATCTGCCC</text:p>
      <text:p text:style-name="Preformatted_20_Text">Masked <text:s text:c="9"/>AGTCTCTGTGCCCTTCAGCAGTACTACTGATAAGGGCATTTTCAAAAGCCAAATCTG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GGATGTATGTTATATGGTACAATGATCTGCAGAGTCACTACAACTGCAAACGTAA</text:p>
      <text:p text:style-name="Preformatted_20_Text">Masked <text:s text:c="9"/>TGGTGGGATGTATGTTATATGGTACAATGATCTGCAGAGTCACTACAACTGCAAAC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TGAATCATGGTCCGCCTTGTCCGCCCTCAAAAGTGCTGGATAAAAATCTCTAATAA</text:p>
      <text:p text:style-name="Preformatted_20_Text"><text:soft-page-break/>Masked <text:s text:c="9"/>GCATTGAATCATGGTCCGCCTTGTCCGCCCTCAAAAGTGCTGGATAAAAATCTCT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TCTTTCTGTCACTGCACAGAAGACAGAGAGATGTTGGACTAATCCTAGAATGATGT</text:p>
      <text:p text:style-name="Preformatted_20_Text">Masked <text:s text:c="9"/>CTGATCTTTCTGTCACTGCACAGAAGACAGAGAGATGTTGGACTAATCCTAGAAT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ATACAAG<text:span text:style-name="T1">CTGTCACTTGCGGAAGCTGGAGCTGATGGAGTACCTGGTCCACCCGCAC</text:span></text:p>
      <text:p text:style-name="Preformatted_20_Text">Masked <text:s text:c="9"/>CTTGATACAAG<text:span text:style-name="T1">CTGTCACTTGCGGAAGCTGGAGCTGATGGAGTACCTGGTCCACCCGC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AATGGTAAAAGCACCAGAACTTGCCATTGTAATAATCCTAATAATCCTACACAACAACC</text:span></text:p>
      <text:p text:style-name="Preformatted_20_Text">Masked <text:s text:c="9"/><text:span text:style-name="T1">TAATGGTAAAAGCACCAGAACTTGCCATTGTAATAATCCTAATAATCCTACACAACAAC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GTGGCAGACCATGCCAAGNCTATTGTTTTTTTGAACGATTAACCAAT</text:span>ATTTGGGGACT</text:p>
      <text:p text:style-name="Preformatted_20_Text">Masked <text:s text:c="9"/><text:span text:style-name="T1">TGGTGGCAGACCATGCCAAGNCTATTGTTTTTTTGAACGATTAACCAAT</text:span>ATTTGGG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AGTGACATAGTTGAAGAAGCAACAGGGATAAGCATGCTTACGTTTCATTACAATCTG</text:p>
      <text:p text:style-name="Preformatted_20_Text">Masked <text:s text:c="9"/>CCCAGTGACATAGTTGAAGAAGCAACAGGGATAAGCATGCTTACGTTTCATTACAA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GATACAGCTTTTAAAAACAGCCACATTGTACCTCGAATTTATGAATGGTTAGATTC</text:p>
      <text:p text:style-name="Preformatted_20_Text">Masked <text:s text:c="9"/>TGATGATACAGCTTTTAAAAACAGCCACATTGTACCTCGAATTTATGAATGGTTAG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TTGAATGTATTGAAGGGTAACATTA</text:p>
      <text:p text:style-name="Preformatted_20_Text">Masked <text:s text:c="9"/>GTCTTTGAATGTATTGAAGGGTAACATTA</text:p>
      <text:p text:style-name="P1"><text:s text:c="16"/>*****************************</text:p>
      <text:p text:style-name="Horizontal_20_Line"><text:bookmark text:name="clustalw.dnd"/></text:p>
      <text:p text:style-name="Preformatted_20_Text"><text:a xlink:type="simple" xlink:href="https://www.genome.jp/tools-bin/pushfile?220404184400BMNww+clustalw.dnd" text:style-name="Internet_20_link" text:visited-style-name="Visited_20_Internet_20_Link">clustalw.dnd</text:a></text:p>
      <text:p text:style-name="Preformatted_20_Text"/>
      <text:p text:style-name="P1">(Unmasked:0.11151,Masked:0.11151);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5:22:53.316887512</meta:creation-date>
    <dc:date>2022-04-04T16:17:40.085309741</dc:date>
    <meta:editing-duration>PT23M5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1" meta:paragraph-count="1785" meta:word-count="2903" meta:character-count="134563" meta:non-whitespace-character-count="106641"/>
  </office:meta>
</office:document-meta>
</file>